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2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avings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number-columns-repeated="2" table:default-cell-style-name="ce2"/>
        <table:table-column table:style-name="co1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>
            <text:p>Savings Calcula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/>
          <table:table-cell table:style-name="ce5" office:value-type="currency" office:currency="USD" office:value="100">
            <text:p>$100.00</text:p>
          </table:table-cell>
          <table:table-cell table:style-name="ce1" office:value-type="string">
            <text:p><text:s/>= Initial Savings Principle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6" office:value-type="percentage" office:value="0.06">
            <text:p>6.00%</text:p>
          </table:table-cell>
          <table:table-cell table:style-name="ce1" office:value-type="string">
            <text:p><text:s/>= Yearly Interest Rate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table:number-columns-repeated="3"/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Savings at</text:p>
          </table:table-cell>
          <table:table-cell table:style-name="ce3"/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beginning </text:p>
          </table:table-cell>
          <table:table-cell table:style-name="ce3" office:value-type="string">
            <text:p>Interest earned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>
            <text:p>Years</text:p>
          </table:table-cell>
          <table:table-cell table:style-name="ce3" office:value-type="string">
            <text:p>of year</text:p>
          </table:table-cell>
          <table:table-cell table:style-name="ce3" office:value-type="string">
            <text:p>at end of year</text:p>
          </table:table-cell>
          <table:table-cell table:style-name="ce1" table:number-columns-repeated="102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$C$5]" office:value-type="currency" office:currency="USD" office:value="100">
            <text:p>$100.00</text:p>
          </table:table-cell>
          <table:table-cell table:formula="of:=[.C11]*[.$C$6]" office:value-type="currency" office:currency="USD" office:value="6">
            <text:p>$6.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11]+[.D11]" office:value-type="currency" office:currency="USD" office:value="106">
            <text:p>$106.00</text:p>
          </table:table-cell>
          <table:table-cell table:formula="of:=[.C12]*[.$C$6]" office:value-type="currency" office:currency="USD" office:value="6.36">
            <text:p>$6.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C12]+[.D12]" office:value-type="currency" office:currency="USD" office:value="112.36">
            <text:p>$112.36</text:p>
          </table:table-cell>
          <table:table-cell table:formula="of:=[.C13]*[.$C$6]" office:value-type="currency" office:currency="USD" office:value="6.7416">
            <text:p>$6.7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C13]+[.D13]" office:value-type="currency" office:currency="USD" office:value="119.1016">
            <text:p>$119.10</text:p>
          </table:table-cell>
          <table:table-cell table:formula="of:=[.C14]*[.$C$6]" office:value-type="currency" office:currency="USD" office:value="7.146096">
            <text:p>$7.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C14]+[.D14]" office:value-type="currency" office:currency="USD" office:value="126.247696">
            <text:p>$126.25</text:p>
          </table:table-cell>
          <table:table-cell table:formula="of:=[.C15]*[.$C$6]" office:value-type="currency" office:currency="USD" office:value="7.57486176">
            <text:p>$7.5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C15]+[.D15]" office:value-type="currency" office:currency="USD" office:value="133.82255776">
            <text:p>$133.82</text:p>
          </table:table-cell>
          <table:table-cell table:formula="of:=[.C16]*[.$C$6]" office:value-type="currency" office:currency="USD" office:value="8.0293534656">
            <text:p>$8.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C16]+[.D16]" office:value-type="currency" office:currency="USD" office:value="141.8519112256">
            <text:p>$141.85</text:p>
          </table:table-cell>
          <table:table-cell table:formula="of:=[.C17]*[.$C$6]" office:value-type="currency" office:currency="USD" office:value="8.511114673536">
            <text:p>$8.5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C17]+[.D17]" office:value-type="currency" office:currency="USD" office:value="150.363025899136">
            <text:p>$150.36</text:p>
          </table:table-cell>
          <table:table-cell table:formula="of:=[.C18]*[.$C$6]" office:value-type="currency" office:currency="USD" office:value="9.02178155394816">
            <text:p>$9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18]+[.D18]" office:value-type="currency" office:currency="USD" office:value="159.384807453084">
            <text:p>$159.38</text:p>
          </table:table-cell>
          <table:table-cell table:formula="of:=[.C19]*[.$C$6]" office:value-type="currency" office:currency="USD" office:value="9.56308844718505">
            <text:p>$9.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C19]+[.D19]" office:value-type="currency" office:currency="USD" office:value="168.947895900269">
            <text:p>$168.95</text:p>
          </table:table-cell>
          <table:table-cell table:formula="of:=[.C20]*[.$C$6]" office:value-type="currency" office:currency="USD" office:value="10.1368737540162">
            <text:p>$10.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20]+[.D20]" office:value-type="currency" office:currency="USD" office:value="179.084769654285">
            <text:p>$179.08</text:p>
          </table:table-cell>
          <table:table-cell table:formula="of:=[.C21]*[.$C$6]" office:value-type="currency" office:currency="USD" office:value="10.7450861792571">
            <text:p>$10.7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C21]+[.D21]" office:value-type="currency" office:currency="USD" office:value="189.829855833543">
            <text:p>$189.83</text:p>
          </table:table-cell>
          <table:table-cell table:formula="of:=[.C22]*[.$C$6]" office:value-type="currency" office:currency="USD" office:value="11.3897913500126">
            <text:p>$11.3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C22]+[.D22]" office:value-type="currency" office:currency="USD" office:value="201.219647183555">
            <text:p>$201.22</text:p>
          </table:table-cell>
          <table:table-cell table:formula="of:=[.C23]*[.$C$6]" office:value-type="currency" office:currency="USD" office:value="12.0731788310133">
            <text:p>$12.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C23]+[.D23]" office:value-type="currency" office:currency="USD" office:value="213.292826014568">
            <text:p>$213.29</text:p>
          </table:table-cell>
          <table:table-cell table:formula="of:=[.C24]*[.$C$6]" office:value-type="currency" office:currency="USD" office:value="12.7975695608741">
            <text:p>$12.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C24]+[.D24]" office:value-type="currency" office:currency="USD" office:value="226.090395575442">
            <text:p>$226.09</text:p>
          </table:table-cell>
          <table:table-cell table:formula="of:=[.C25]*[.$C$6]" office:value-type="currency" office:currency="USD" office:value="13.5654237345265">
            <text:p>$13.5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C25]+[.D25]" office:value-type="currency" office:currency="USD" office:value="239.655819309969">
            <text:p>$239.66</text:p>
          </table:table-cell>
          <table:table-cell table:formula="of:=[.C26]*[.$C$6]" office:value-type="currency" office:currency="USD" office:value="14.3793491585981">
            <text:p>$14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26]+[.D26]" office:value-type="currency" office:currency="USD" office:value="254.035168468567">
            <text:p>$254.04</text:p>
          </table:table-cell>
          <table:table-cell table:formula="of:=[.C27]*[.$C$6]" office:value-type="currency" office:currency="USD" office:value="15.242110108114">
            <text:p>$15.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C27]+[.D27]" office:value-type="currency" office:currency="USD" office:value="269.277278576681">
            <text:p>$269.28</text:p>
          </table:table-cell>
          <table:table-cell table:formula="of:=[.C28]*[.$C$6]" office:value-type="currency" office:currency="USD" office:value="16.1566367146009">
            <text:p>$16.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C28]+[.D28]" office:value-type="currency" office:currency="USD" office:value="285.433915291282">
            <text:p>$285.43</text:p>
          </table:table-cell>
          <table:table-cell table:formula="of:=[.C29]*[.$C$6]" office:value-type="currency" office:currency="USD" office:value="17.1260349174769">
            <text:p>$17.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C29]+[.D29]" office:value-type="currency" office:currency="USD" office:value="302.559950208759">
            <text:p>$302.56</text:p>
          </table:table-cell>
          <table:table-cell table:formula="of:=[.C30]*[.$C$6]" office:value-type="currency" office:currency="USD" office:value="18.1535970125255">
            <text:p>$18.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C30]+[.D30]" office:value-type="currency" office:currency="USD" office:value="320.713547221285">
            <text:p>$320.71</text:p>
          </table:table-cell>
          <table:table-cell table:formula="of:=[.C31]*[.$C$6]" office:value-type="currency" office:currency="USD" office:value="19.2428128332771">
            <text:p>$19.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C31]+[.D31]" office:value-type="currency" office:currency="USD" office:value="339.956360054562">
            <text:p>$339.96</text:p>
          </table:table-cell>
          <table:table-cell table:formula="of:=[.C32]*[.$C$6]" office:value-type="currency" office:currency="USD" office:value="20.3973816032737">
            <text:p>$20.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C32]+[.D32]" office:value-type="currency" office:currency="USD" office:value="360.353741657835">
            <text:p>$360.35</text:p>
          </table:table-cell>
          <table:table-cell table:formula="of:=[.C33]*[.$C$6]" office:value-type="currency" office:currency="USD" office:value="21.6212244994701">
            <text:p>$21.6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C33]+[.D33]" office:value-type="currency" office:currency="USD" office:value="381.974966157305">
            <text:p>$381.97</text:p>
          </table:table-cell>
          <table:table-cell table:formula="of:=[.C34]*[.$C$6]" office:value-type="currency" office:currency="USD" office:value="22.9184979694383">
            <text:p>$22.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C34]+[.D34]" office:value-type="currency" office:currency="USD" office:value="404.893464126744">
            <text:p>$404.89</text:p>
          </table:table-cell>
          <table:table-cell table:formula="of:=[.C35]*[.$C$6]" office:value-type="currency" office:currency="USD" office:value="24.2936078476046">
            <text:p>$24.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C35]+[.D35]" office:value-type="currency" office:currency="USD" office:value="429.187071974348">
            <text:p>$429.19</text:p>
          </table:table-cell>
          <table:table-cell table:formula="of:=[.C36]*[.$C$6]" office:value-type="currency" office:currency="USD" office:value="25.7512243184609">
            <text:p>$25.7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C36]+[.D36]" office:value-type="currency" office:currency="USD" office:value="454.938296292809">
            <text:p>$454.94</text:p>
          </table:table-cell>
          <table:table-cell table:formula="of:=[.C37]*[.$C$6]" office:value-type="currency" office:currency="USD" office:value="27.2962977775686">
            <text:p>$27.3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C37]+[.D37]" office:value-type="currency" office:currency="USD" office:value="482.234594070378">
            <text:p>$482.23</text:p>
          </table:table-cell>
          <table:table-cell table:formula="of:=[.C38]*[.$C$6]" office:value-type="currency" office:currency="USD" office:value="28.9340756442227">
            <text:p>$28.9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C38]+[.D38]" office:value-type="currency" office:currency="USD" office:value="511.1686697146">
            <text:p>$511.17</text:p>
          </table:table-cell>
          <table:table-cell table:formula="of:=[.C39]*[.$C$6]" office:value-type="currency" office:currency="USD" office:value="30.670120182876">
            <text:p>$30.6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C39]+[.D39]" office:value-type="currency" office:currency="USD" office:value="541.838789897477">
            <text:p>$541.84</text:p>
          </table:table-cell>
          <table:table-cell table:formula="of:=[.C40]*[.$C$6]" office:value-type="currency" office:currency="USD" office:value="32.5103273938486">
            <text:p>$32.5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C40]+[.D40]" office:value-type="currency" office:currency="USD" office:value="574.349117291325">
            <text:p>$574.35</text:p>
          </table:table-cell>
          <table:table-cell table:formula="of:=[.C41]*[.$C$6]" office:value-type="currency" office:currency="USD" office:value="34.4609470374795">
            <text:p>$34.4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C41]+[.D41]" office:value-type="currency" office:currency="USD" office:value="608.810064328805">
            <text:p>$608.81</text:p>
          </table:table-cell>
          <table:table-cell table:formula="of:=[.C42]*[.$C$6]" office:value-type="currency" office:currency="USD" office:value="36.5286038597283">
            <text:p>$36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42]+[.D42]" office:value-type="currency" office:currency="USD" office:value="645.338668188533">
            <text:p>$645.34</text:p>
          </table:table-cell>
          <table:table-cell table:formula="of:=[.C43]*[.$C$6]" office:value-type="currency" office:currency="USD" office:value="38.720320091312">
            <text:p>$38.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C43]+[.D43]" office:value-type="currency" office:currency="USD" office:value="684.058988279845">
            <text:p>$684.06</text:p>
          </table:table-cell>
          <table:table-cell table:formula="of:=[.C44]*[.$C$6]" office:value-type="currency" office:currency="USD" office:value="41.0435392967907">
            <text:p>$41.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C44]+[.D44]" office:value-type="currency" office:currency="USD" office:value="725.102527576636">
            <text:p>$725.10</text:p>
          </table:table-cell>
          <table:table-cell table:formula="of:=[.C45]*[.$C$6]" office:value-type="currency" office:currency="USD" office:value="43.5061516545981">
            <text:p>$43.5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C45]+[.D45]" office:value-type="currency" office:currency="USD" office:value="768.608679231234">
            <text:p>$768.61</text:p>
          </table:table-cell>
          <table:table-cell table:formula="of:=[.C46]*[.$C$6]" office:value-type="currency" office:currency="USD" office:value="46.116520753874">
            <text:p>$46.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C46]+[.D46]" office:value-type="currency" office:currency="USD" office:value="814.725199985108">
            <text:p>$814.73</text:p>
          </table:table-cell>
          <table:table-cell table:formula="of:=[.C47]*[.$C$6]" office:value-type="currency" office:currency="USD" office:value="48.8835119991065">
            <text:p>$48.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C47]+[.D47]" office:value-type="currency" office:currency="USD" office:value="863.608711984214">
            <text:p>$863.61</text:p>
          </table:table-cell>
          <table:table-cell table:formula="of:=[.C48]*[.$C$6]" office:value-type="currency" office:currency="USD" office:value="51.8165227190528">
            <text:p>$51.8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[.C48]+[.D48]" office:value-type="currency" office:currency="USD" office:value="915.425234703267">
            <text:p>$915.43</text:p>
          </table:table-cell>
          <table:table-cell table:formula="of:=[.C49]*[.$C$6]" office:value-type="currency" office:currency="USD" office:value="54.925514082196">
            <text:p>$54.9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[.C49]+[.D49]" office:value-type="currency" office:currency="USD" office:value="970.350748785463">
            <text:p>$970.35</text:p>
          </table:table-cell>
          <table:table-cell table:formula="of:=[.C50]*[.$C$6]" office:value-type="currency" office:currency="USD" office:value="58.2210449271278">
            <text:p>$58.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C50]+[.D50]" office:value-type="currency" office:currency="USD" office:value="1028.57179371259">
            <text:p>$1,028.57</text:p>
          </table:table-cell>
          <table:table-cell table:formula="of:=[.C51]*[.$C$6]" office:value-type="currency" office:currency="USD" office:value="61.7143076227554">
            <text:p>$61.7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[.C51]+[.D51]" office:value-type="currency" office:currency="USD" office:value="1090.28610133535">
            <text:p>$1,090.29</text:p>
          </table:table-cell>
          <table:table-cell table:formula="of:=[.C52]*[.$C$6]" office:value-type="currency" office:currency="USD" office:value="65.4171660801208">
            <text:p>$65.4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[.C52]+[.D52]" office:value-type="currency" office:currency="USD" office:value="1155.70326741547">
            <text:p>$1,155.70</text:p>
          </table:table-cell>
          <table:table-cell table:formula="of:=[.C53]*[.$C$6]" office:value-type="currency" office:currency="USD" office:value="69.342196044928">
            <text:p>$69.3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[.C53]+[.D53]" office:value-type="currency" office:currency="USD" office:value="1225.0454634604">
            <text:p>$1,225.05</text:p>
          </table:table-cell>
          <table:table-cell table:formula="of:=[.C54]*[.$C$6]" office:value-type="currency" office:currency="USD" office:value="73.5027278076237">
            <text:p>$73.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[.C54]+[.D54]" office:value-type="currency" office:currency="USD" office:value="1298.54819126802">
            <text:p>$1,298.55</text:p>
          </table:table-cell>
          <table:table-cell table:formula="of:=[.C55]*[.$C$6]" office:value-type="currency" office:currency="USD" office:value="77.9128914760811">
            <text:p>$77.9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[.C55]+[.D55]" office:value-type="currency" office:currency="USD" office:value="1376.4610827441">
            <text:p>$1,376.46</text:p>
          </table:table-cell>
          <table:table-cell table:formula="of:=[.C56]*[.$C$6]" office:value-type="currency" office:currency="USD" office:value="82.587664964646">
            <text:p>$82.5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[.C56]+[.D56]" office:value-type="currency" office:currency="USD" office:value="1459.04874770875">
            <text:p>$1,459.05</text:p>
          </table:table-cell>
          <table:table-cell table:formula="of:=[.C57]*[.$C$6]" office:value-type="currency" office:currency="USD" office:value="87.5429248625247">
            <text:p>$87.5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[.C57]+[.D57]" office:value-type="currency" office:currency="USD" office:value="1546.59167257127">
            <text:p>$1,546.59</text:p>
          </table:table-cell>
          <table:table-cell table:formula="of:=[.C58]*[.$C$6]" office:value-type="currency" office:currency="USD" office:value="92.7955003542762">
            <text:p>$92.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[.C58]+[.D58]" office:value-type="currency" office:currency="USD" office:value="1639.38717292555">
            <text:p>$1,639.39</text:p>
          </table:table-cell>
          <table:table-cell table:formula="of:=[.C59]*[.$C$6]" office:value-type="currency" office:currency="USD" office:value="98.3632303755328">
            <text:p>$98.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[.C59]+[.D59]" office:value-type="currency" office:currency="USD" office:value="1737.75040330108">
            <text:p>$1,737.75</text:p>
          </table:table-cell>
          <table:table-cell table:formula="of:=[.C60]*[.$C$6]" office:value-type="currency" office:currency="USD" office:value="104.265024198065">
            <text:p>$104.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C60]+[.D60]" office:value-type="currency" office:currency="USD" office:value="1842.01542749914">
            <text:p>$1,842.02</text:p>
          </table:table-cell>
          <table:table-cell table:formula="of:=[.C61]*[.$C$6]" office:value-type="currency" office:currency="USD" office:value="110.520925649949">
            <text:p>$110.52</text:p>
          </table:table-cell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tirement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1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4" office:value-type="string">
            <text:p>Retirement Calcula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 table:number-columns-repeated="2"/>
          <table:table-cell table:style-name="ce5" office:value-type="currency" office:currency="USD" office:value="0">
            <text:p>$0.00</text:p>
          </table:table-cell>
          <table:table-cell table:style-name="ce1" office:value-type="string">
            <text:p><text:s/>= Initial Retirement Savings</text:p>
          </table:table-cell>
          <table:table-cell table:style-name="ce1" table:number-columns-repeated="1019"/>
        </table:table-row>
        <table:table-row table:style-name="ro3">
          <table:table-cell table:style-name="ce1"/>
          <table:table-cell table:style-name="ce3" table:number-columns-repeated="2"/>
          <table:table-cell table:style-name="ce6" office:value-type="percentage" office:value="0.05">
            <text:p>5.00%</text:p>
          </table:table-cell>
          <table:table-cell table:style-name="ce1" office:value-type="string">
            <text:p><text:s/>= Yearly Interest Rate/Investement Rate/Muni Bond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3" table:number-columns-repeated="2"/>
          <table:table-cell table:style-name="ce5" office:value-type="currency" office:currency="USD" office:value="100000">
            <text:p>$100,000.00</text:p>
          </table:table-cell>
          <table:table-cell table:style-name="ce1" office:value-type="string">
            <text:p><text:s/>= Salary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3" table:number-columns-repeated="2"/>
          <table:table-cell table:style-name="ce6" office:value-type="percentage" office:value="0.25">
            <text:p>25.00%</text:p>
          </table:table-cell>
          <table:table-cell table:style-name="ce1" office:value-type="string">
            <text:p><text:s/>= % Salary Saved for Retirement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3" table:number-columns-repeated="2"/>
          <table:table-cell table:style-name="ce5" table:formula="of:=[.D7]/[.D6]" office:value-type="currency" office:currency="USD" office:value="2000000">
            <text:p>$2,000,000.00</text:p>
          </table:table-cell>
          <table:table-cell table:style-name="ce1" office:value-type="string">
            <text:p><text:s/>= Savings to needed to Retire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3" table:number-columns-repeated="4"/>
          <table:table-cell table:style-name="ce1" table:number-columns-repeated="1019"/>
        </table:table-row>
        <table:table-row table:style-name="ro1">
          <table:table-cell table:style-name="ce1"/>
          <table:table-cell table:style-name="ce3" table:number-columns-repeated="2"/>
          <table:table-cell table:style-name="ce3" office:value-type="string">
            <text:p>Savings at</text:p>
          </table:table-cell>
          <table:table-cell table:style-name="ce3"/>
          <table:table-cell table:style-name="ce1" table:number-columns-repeated="1019"/>
        </table:table-row>
        <table:table-row table:style-name="ro1">
          <table:table-cell table:style-name="ce1"/>
          <table:table-cell table:style-name="ce3" table:number-columns-repeated="2"/>
          <table:table-cell table:style-name="ce3" office:value-type="string">
            <text:p>beginning </text:p>
          </table:table-cell>
          <table:table-cell table:style-name="ce3" office:value-type="string">
            <text:p>Interest earned</text:p>
          </table:table-cell>
          <table:table-cell table:style-name="ce1" office:value-type="string">
            <text:p>Yearly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3" office:value-type="string">
            <text:p>Years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of year</text:p>
          </table:table-cell>
          <table:table-cell table:style-name="ce3" office:value-type="string">
            <text:p>at end of year</text:p>
          </table:table-cell>
          <table:table-cell table:style-name="ce1" office:value-type="string">
            <text:p>Deposit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24">
            <text:p>2024</text:p>
          </table:table-cell>
          <table:table-cell table:formula="of:=[.$D$5]" office:value-type="currency" office:currency="USD" office:value="0">
            <text:p>$0.00</text:p>
          </table:table-cell>
          <table:table-cell table:formula="of:=[.D14]*[.$D$6]" office:value-type="currency" office:currency="USD" office:value="0">
            <text:p>$0.00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25">
            <text:p>2025</text:p>
          </table:table-cell>
          <table:table-cell table:formula="of:=[.D14]+[.E14]+[.F14]" office:value-type="currency" office:currency="USD" office:value="25000">
            <text:p>$25,000.00</text:p>
          </table:table-cell>
          <table:table-cell table:formula="of:=[.D15]*[.$D$6]" office:value-type="currency" office:currency="USD" office:value="1250">
            <text:p>$1,250.00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026">
            <text:p>2026</text:p>
          </table:table-cell>
          <table:table-cell table:formula="of:=[.D15]+[.E15]+[.F15]" office:value-type="currency" office:currency="USD" office:value="51250">
            <text:p>$51,250.00</text:p>
          </table:table-cell>
          <table:table-cell table:formula="of:=[.D16]*[.$D$6]" office:value-type="currency" office:currency="USD" office:value="2562.5">
            <text:p>$2,562.50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27">
            <text:p>2027</text:p>
          </table:table-cell>
          <table:table-cell table:formula="of:=[.D16]+[.E16]+[.F16]" office:value-type="currency" office:currency="USD" office:value="78812.5">
            <text:p>$78,812.50</text:p>
          </table:table-cell>
          <table:table-cell table:formula="of:=[.D17]*[.$D$6]" office:value-type="currency" office:currency="USD" office:value="3940.625">
            <text:p>$3,940.63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28">
            <text:p>2028</text:p>
          </table:table-cell>
          <table:table-cell table:formula="of:=[.D17]+[.E17]+[.F17]" office:value-type="currency" office:currency="USD" office:value="107753.125">
            <text:p>$107,753.13</text:p>
          </table:table-cell>
          <table:table-cell table:formula="of:=[.D18]*[.$D$6]" office:value-type="currency" office:currency="USD" office:value="5387.65625">
            <text:p>$5,387.66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029">
            <text:p>2029</text:p>
          </table:table-cell>
          <table:table-cell table:formula="of:=[.D18]+[.E18]+[.F18]" office:value-type="currency" office:currency="USD" office:value="138140.78125">
            <text:p>$138,140.78</text:p>
          </table:table-cell>
          <table:table-cell table:formula="of:=[.D19]*[.$D$6]" office:value-type="currency" office:currency="USD" office:value="6907.0390625">
            <text:p>$6,907.04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030">
            <text:p>2030</text:p>
          </table:table-cell>
          <table:table-cell table:formula="of:=[.D19]+[.E19]+[.F19]" office:value-type="currency" office:currency="USD" office:value="170047.8203125">
            <text:p>$170,047.82</text:p>
          </table:table-cell>
          <table:table-cell table:formula="of:=[.D20]*[.$D$6]" office:value-type="currency" office:currency="USD" office:value="8502.391015625">
            <text:p>$8,502.39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031">
            <text:p>2031</text:p>
          </table:table-cell>
          <table:table-cell table:formula="of:=[.D20]+[.E20]+[.F20]" office:value-type="currency" office:currency="USD" office:value="203550.211328125">
            <text:p>$203,550.21</text:p>
          </table:table-cell>
          <table:table-cell table:formula="of:=[.D21]*[.$D$6]" office:value-type="currency" office:currency="USD" office:value="10177.5105664063">
            <text:p>$10,177.51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032">
            <text:p>2032</text:p>
          </table:table-cell>
          <table:table-cell table:formula="of:=[.D21]+[.E21]+[.F21]" office:value-type="currency" office:currency="USD" office:value="238727.721894531">
            <text:p>$238,727.72</text:p>
          </table:table-cell>
          <table:table-cell table:formula="of:=[.D22]*[.$D$6]" office:value-type="currency" office:currency="USD" office:value="11936.3860947266">
            <text:p>$11,936.39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033">
            <text:p>2033</text:p>
          </table:table-cell>
          <table:table-cell table:formula="of:=[.D22]+[.E22]+[.F22]" office:value-type="currency" office:currency="USD" office:value="275664.107989258">
            <text:p>$275,664.11</text:p>
          </table:table-cell>
          <table:table-cell table:formula="of:=[.D23]*[.$D$6]" office:value-type="currency" office:currency="USD" office:value="13783.2053994629">
            <text:p>$13,783.21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034">
            <text:p>2034</text:p>
          </table:table-cell>
          <table:table-cell table:formula="of:=[.D23]+[.E23]+[.F23]" office:value-type="currency" office:currency="USD" office:value="314447.313388721">
            <text:p>$314,447.31</text:p>
          </table:table-cell>
          <table:table-cell table:formula="of:=[.D24]*[.$D$6]" office:value-type="currency" office:currency="USD" office:value="15722.365669436">
            <text:p>$15,722.37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035">
            <text:p>2035</text:p>
          </table:table-cell>
          <table:table-cell table:formula="of:=[.D24]+[.E24]+[.F24]" office:value-type="currency" office:currency="USD" office:value="355169.679058157">
            <text:p>$355,169.68</text:p>
          </table:table-cell>
          <table:table-cell table:formula="of:=[.D25]*[.$D$6]" office:value-type="currency" office:currency="USD" office:value="17758.4839529078">
            <text:p>$17,758.48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036">
            <text:p>2036</text:p>
          </table:table-cell>
          <table:table-cell table:formula="of:=[.D25]+[.E25]+[.F25]" office:value-type="currency" office:currency="USD" office:value="397928.163011065">
            <text:p>$397,928.16</text:p>
          </table:table-cell>
          <table:table-cell table:formula="of:=[.D26]*[.$D$6]" office:value-type="currency" office:currency="USD" office:value="19896.4081505532">
            <text:p>$19,896.41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037">
            <text:p>2037</text:p>
          </table:table-cell>
          <table:table-cell table:formula="of:=[.D26]+[.E26]+[.F26]" office:value-type="currency" office:currency="USD" office:value="442824.571161618">
            <text:p>$442,824.57</text:p>
          </table:table-cell>
          <table:table-cell table:formula="of:=[.D27]*[.$D$6]" office:value-type="currency" office:currency="USD" office:value="22141.2285580809">
            <text:p>$22,141.23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038">
            <text:p>2038</text:p>
          </table:table-cell>
          <table:table-cell table:formula="of:=[.D27]+[.E27]+[.F27]" office:value-type="currency" office:currency="USD" office:value="489965.799719699">
            <text:p>$489,965.80</text:p>
          </table:table-cell>
          <table:table-cell table:formula="of:=[.D28]*[.$D$6]" office:value-type="currency" office:currency="USD" office:value="24498.2899859849">
            <text:p>$24,498.29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039">
            <text:p>2039</text:p>
          </table:table-cell>
          <table:table-cell table:formula="of:=[.D28]+[.E28]+[.F28]" office:value-type="currency" office:currency="USD" office:value="539464.089705684">
            <text:p>$539,464.09</text:p>
          </table:table-cell>
          <table:table-cell table:formula="of:=[.D29]*[.$D$6]" office:value-type="currency" office:currency="USD" office:value="26973.2044852842">
            <text:p>$26,973.20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040">
            <text:p>2040</text:p>
          </table:table-cell>
          <table:table-cell table:formula="of:=[.D29]+[.E29]+[.F29]" office:value-type="currency" office:currency="USD" office:value="591437.294190968">
            <text:p>$591,437.29</text:p>
          </table:table-cell>
          <table:table-cell table:formula="of:=[.D30]*[.$D$6]" office:value-type="currency" office:currency="USD" office:value="29571.8647095484">
            <text:p>$29,571.86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041">
            <text:p>2041</text:p>
          </table:table-cell>
          <table:table-cell table:formula="of:=[.D30]+[.E30]+[.F30]" office:value-type="currency" office:currency="USD" office:value="646009.158900516">
            <text:p>$646,009.16</text:p>
          </table:table-cell>
          <table:table-cell table:formula="of:=[.D31]*[.$D$6]" office:value-type="currency" office:currency="USD" office:value="32300.4579450258">
            <text:p>$32,300.46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042">
            <text:p>2042</text:p>
          </table:table-cell>
          <table:table-cell table:formula="of:=[.D31]+[.E31]+[.F31]" office:value-type="currency" office:currency="USD" office:value="703309.616845542">
            <text:p>$703,309.62</text:p>
          </table:table-cell>
          <table:table-cell table:formula="of:=[.D32]*[.$D$6]" office:value-type="currency" office:currency="USD" office:value="35165.4808422771">
            <text:p>$35,165.48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043">
            <text:p>2043</text:p>
          </table:table-cell>
          <table:table-cell table:formula="of:=[.D32]+[.E32]+[.F32]" office:value-type="currency" office:currency="USD" office:value="763475.097687819">
            <text:p>$763,475.10</text:p>
          </table:table-cell>
          <table:table-cell table:formula="of:=[.D33]*[.$D$6]" office:value-type="currency" office:currency="USD" office:value="38173.754884391">
            <text:p>$38,173.75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044">
            <text:p>2044</text:p>
          </table:table-cell>
          <table:table-cell table:formula="of:=[.D33]+[.E33]+[.F33]" office:value-type="currency" office:currency="USD" office:value="826648.85257221">
            <text:p>$826,648.85</text:p>
          </table:table-cell>
          <table:table-cell table:formula="of:=[.D34]*[.$D$6]" office:value-type="currency" office:currency="USD" office:value="41332.4426286105">
            <text:p>$41,332.44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045">
            <text:p>2045</text:p>
          </table:table-cell>
          <table:table-cell table:formula="of:=[.D34]+[.E34]+[.F34]" office:value-type="currency" office:currency="USD" office:value="892981.295200821">
            <text:p>$892,981.30</text:p>
          </table:table-cell>
          <table:table-cell table:formula="of:=[.D35]*[.$D$6]" office:value-type="currency" office:currency="USD" office:value="44649.064760041">
            <text:p>$44,649.06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2046">
            <text:p>2046</text:p>
          </table:table-cell>
          <table:table-cell table:formula="of:=[.D35]+[.E35]+[.F35]" office:value-type="currency" office:currency="USD" office:value="962630.359960862">
            <text:p>$962,630.36</text:p>
          </table:table-cell>
          <table:table-cell table:formula="of:=[.D36]*[.$D$6]" office:value-type="currency" office:currency="USD" office:value="48131.5179980431">
            <text:p>$48,131.52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2047">
            <text:p>2047</text:p>
          </table:table-cell>
          <table:table-cell table:formula="of:=[.D36]+[.E36]+[.F36]" office:value-type="currency" office:currency="USD" office:value="1035761.8779589">
            <text:p>$1,035,761.88</text:p>
          </table:table-cell>
          <table:table-cell table:formula="of:=[.D37]*[.$D$6]" office:value-type="currency" office:currency="USD" office:value="51788.0938979452">
            <text:p>$51,788.09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2048">
            <text:p>2048</text:p>
          </table:table-cell>
          <table:table-cell table:formula="of:=[.D37]+[.E37]+[.F37]" office:value-type="currency" office:currency="USD" office:value="1112549.97185685">
            <text:p>$1,112,549.97</text:p>
          </table:table-cell>
          <table:table-cell table:formula="of:=[.D38]*[.$D$6]" office:value-type="currency" office:currency="USD" office:value="55627.4985928425">
            <text:p>$55,627.50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2049">
            <text:p>2049</text:p>
          </table:table-cell>
          <table:table-cell table:formula="of:=[.D38]+[.E38]+[.F38]" office:value-type="currency" office:currency="USD" office:value="1193177.47044969">
            <text:p>$1,193,177.47</text:p>
          </table:table-cell>
          <table:table-cell table:formula="of:=[.D39]*[.$D$6]" office:value-type="currency" office:currency="USD" office:value="59658.8735224846">
            <text:p>$59,658.87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2050">
            <text:p>2050</text:p>
          </table:table-cell>
          <table:table-cell table:formula="of:=[.D39]+[.E39]+[.F39]" office:value-type="currency" office:currency="USD" office:value="1277836.34397218">
            <text:p>$1,277,836.34</text:p>
          </table:table-cell>
          <table:table-cell table:formula="of:=[.D40]*[.$D$6]" office:value-type="currency" office:currency="USD" office:value="63891.8171986089">
            <text:p>$63,891.82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2051">
            <text:p>2051</text:p>
          </table:table-cell>
          <table:table-cell table:formula="of:=[.D40]+[.E40]+[.F40]" office:value-type="currency" office:currency="USD" office:value="1366728.16117079">
            <text:p>$1,366,728.16</text:p>
          </table:table-cell>
          <table:table-cell table:formula="of:=[.D41]*[.$D$6]" office:value-type="currency" office:currency="USD" office:value="68336.4080585393">
            <text:p>$68,336.41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2052">
            <text:p>2052</text:p>
          </table:table-cell>
          <table:table-cell table:formula="of:=[.D41]+[.E41]+[.F41]" office:value-type="currency" office:currency="USD" office:value="1460064.56922933">
            <text:p>$1,460,064.57</text:p>
          </table:table-cell>
          <table:table-cell table:formula="of:=[.D42]*[.$D$6]" office:value-type="currency" office:currency="USD" office:value="73003.2284614663">
            <text:p>$73,003.23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2053">
            <text:p>2053</text:p>
          </table:table-cell>
          <table:table-cell table:formula="of:=[.D42]+[.E42]+[.F42]" office:value-type="currency" office:currency="USD" office:value="1558067.79769079">
            <text:p>$1,558,067.80</text:p>
          </table:table-cell>
          <table:table-cell table:formula="of:=[.D43]*[.$D$6]" office:value-type="currency" office:currency="USD" office:value="77903.3898845396">
            <text:p>$77,903.39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054">
            <text:p>2054</text:p>
          </table:table-cell>
          <table:table-cell table:formula="of:=[.D43]+[.E43]+[.F43]" office:value-type="currency" office:currency="USD" office:value="1660971.18757533">
            <text:p>$1,660,971.19</text:p>
          </table:table-cell>
          <table:table-cell table:formula="of:=[.D44]*[.$D$6]" office:value-type="currency" office:currency="USD" office:value="83048.5593787666">
            <text:p>$83,048.56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2055">
            <text:p>2055</text:p>
          </table:table-cell>
          <table:table-cell table:formula="of:=[.D44]+[.E44]+[.F44]" office:value-type="currency" office:currency="USD" office:value="1769019.7469541">
            <text:p>$1,769,019.75</text:p>
          </table:table-cell>
          <table:table-cell table:formula="of:=[.D45]*[.$D$6]" office:value-type="currency" office:currency="USD" office:value="88450.9873477049">
            <text:p>$88,450.99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056">
            <text:p>2056</text:p>
          </table:table-cell>
          <table:table-cell table:formula="of:=[.D45]+[.E45]+[.F45]" office:value-type="currency" office:currency="USD" office:value="1882470.7343018">
            <text:p>$1,882,470.73</text:p>
          </table:table-cell>
          <table:table-cell table:formula="of:=[.D46]*[.$D$6]" office:value-type="currency" office:currency="USD" office:value="94123.5367150902">
            <text:p>$94,123.54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2057">
            <text:p>2057</text:p>
          </table:table-cell>
          <table:table-cell table:formula="of:=[.D46]+[.E46]+[.F46]" office:value-type="currency" office:currency="USD" office:value="2001594.27101689">
            <text:p>$2,001,594.27</text:p>
          </table:table-cell>
          <table:table-cell table:formula="of:=[.D47]*[.$D$6]" office:value-type="currency" office:currency="USD" office:value="100079.713550845">
            <text:p>$100,079.71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2058">
            <text:p>2058</text:p>
          </table:table-cell>
          <table:table-cell table:formula="of:=[.D47]+[.E47]+[.F47]" office:value-type="currency" office:currency="USD" office:value="2126673.98456774">
            <text:p>$2,126,673.98</text:p>
          </table:table-cell>
          <table:table-cell table:formula="of:=[.D48]*[.$D$6]" office:value-type="currency" office:currency="USD" office:value="106333.699228387">
            <text:p>$106,333.70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2059">
            <text:p>2059</text:p>
          </table:table-cell>
          <table:table-cell table:formula="of:=[.D48]+[.E48]+[.F48]" office:value-type="currency" office:currency="USD" office:value="2258007.68379612">
            <text:p>$2,258,007.68</text:p>
          </table:table-cell>
          <table:table-cell table:formula="of:=[.D49]*[.$D$6]" office:value-type="currency" office:currency="USD" office:value="112900.384189806">
            <text:p>$112,900.38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2060">
            <text:p>2060</text:p>
          </table:table-cell>
          <table:table-cell table:formula="of:=[.D49]+[.E49]+[.F49]" office:value-type="currency" office:currency="USD" office:value="2395908.06798593">
            <text:p>$2,395,908.07</text:p>
          </table:table-cell>
          <table:table-cell table:formula="of:=[.D50]*[.$D$6]" office:value-type="currency" office:currency="USD" office:value="119795.403399297">
            <text:p>$119,795.40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2061">
            <text:p>2061</text:p>
          </table:table-cell>
          <table:table-cell table:formula="of:=[.D50]+[.E50]+[.F50]" office:value-type="currency" office:currency="USD" office:value="2540703.47138523">
            <text:p>$2,540,703.47</text:p>
          </table:table-cell>
          <table:table-cell table:formula="of:=[.D51]*[.$D$6]" office:value-type="currency" office:currency="USD" office:value="127035.173569261">
            <text:p>$127,035.17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2062">
            <text:p>2062</text:p>
          </table:table-cell>
          <table:table-cell table:formula="of:=[.D51]+[.E51]+[.F51]" office:value-type="currency" office:currency="USD" office:value="2692738.64495449">
            <text:p>$2,692,738.64</text:p>
          </table:table-cell>
          <table:table-cell table:formula="of:=[.D52]*[.$D$6]" office:value-type="currency" office:currency="USD" office:value="134636.932247724">
            <text:p>$134,636.93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063">
            <text:p>2063</text:p>
          </table:table-cell>
          <table:table-cell table:formula="of:=[.D52]+[.E52]+[.F52]" office:value-type="currency" office:currency="USD" office:value="2852375.57720221">
            <text:p>$2,852,375.58</text:p>
          </table:table-cell>
          <table:table-cell table:formula="of:=[.D53]*[.$D$6]" office:value-type="currency" office:currency="USD" office:value="142618.778860111">
            <text:p>$142,618.78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064">
            <text:p>2064</text:p>
          </table:table-cell>
          <table:table-cell table:formula="of:=[.D53]+[.E53]+[.F53]" office:value-type="currency" office:currency="USD" office:value="3019994.35606232">
            <text:p>$3,019,994.36</text:p>
          </table:table-cell>
          <table:table-cell table:formula="of:=[.D54]*[.$D$6]" office:value-type="currency" office:currency="USD" office:value="150999.717803116">
            <text:p>$150,999.72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065">
            <text:p>2065</text:p>
          </table:table-cell>
          <table:table-cell table:formula="of:=[.D54]+[.E54]+[.F54]" office:value-type="currency" office:currency="USD" office:value="3195994.07386544">
            <text:p>$3,195,994.07</text:p>
          </table:table-cell>
          <table:table-cell table:formula="of:=[.D55]*[.$D$6]" office:value-type="currency" office:currency="USD" office:value="159799.703693272">
            <text:p>$159,799.70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2066">
            <text:p>2066</text:p>
          </table:table-cell>
          <table:table-cell table:formula="of:=[.D55]+[.E55]+[.F55]" office:value-type="currency" office:currency="USD" office:value="3380793.77755871">
            <text:p>$3,380,793.78</text:p>
          </table:table-cell>
          <table:table-cell table:formula="of:=[.D56]*[.$D$6]" office:value-type="currency" office:currency="USD" office:value="169039.688877936">
            <text:p>$169,039.69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2067">
            <text:p>2067</text:p>
          </table:table-cell>
          <table:table-cell table:formula="of:=[.D56]+[.E56]+[.F56]" office:value-type="currency" office:currency="USD" office:value="3574833.46643665">
            <text:p>$3,574,833.47</text:p>
          </table:table-cell>
          <table:table-cell table:formula="of:=[.D57]*[.$D$6]" office:value-type="currency" office:currency="USD" office:value="178741.673321832">
            <text:p>$178,741.67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2068">
            <text:p>2068</text:p>
          </table:table-cell>
          <table:table-cell table:formula="of:=[.D57]+[.E57]+[.F57]" office:value-type="currency" office:currency="USD" office:value="3778575.13975848">
            <text:p>$3,778,575.14</text:p>
          </table:table-cell>
          <table:table-cell table:formula="of:=[.D58]*[.$D$6]" office:value-type="currency" office:currency="USD" office:value="188928.756987924">
            <text:p>$188,928.76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069">
            <text:p>2069</text:p>
          </table:table-cell>
          <table:table-cell table:formula="of:=[.D58]+[.E58]+[.F58]" office:value-type="currency" office:currency="USD" office:value="3992503.8967464">
            <text:p>$3,992,503.90</text:p>
          </table:table-cell>
          <table:table-cell table:formula="of:=[.D59]*[.$D$6]" office:value-type="currency" office:currency="USD" office:value="199625.19483732">
            <text:p>$199,625.19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2070">
            <text:p>2070</text:p>
          </table:table-cell>
          <table:table-cell table:formula="of:=[.D59]+[.E59]+[.F59]" office:value-type="currency" office:currency="USD" office:value="4217129.09158372">
            <text:p>$4,217,129.09</text:p>
          </table:table-cell>
          <table:table-cell table:formula="of:=[.D60]*[.$D$6]" office:value-type="currency" office:currency="USD" office:value="210856.454579186">
            <text:p>$210,856.45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2071">
            <text:p>2071</text:p>
          </table:table-cell>
          <table:table-cell table:formula="of:=[.D60]+[.E60]+[.F60]" office:value-type="currency" office:currency="USD" office:value="4452985.54616291">
            <text:p>$4,452,985.55</text:p>
          </table:table-cell>
          <table:table-cell table:formula="of:=[.D61]*[.$D$6]" office:value-type="currency" office:currency="USD" office:value="222649.277308145">
            <text:p>$222,649.28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072">
            <text:p>2072</text:p>
          </table:table-cell>
          <table:table-cell table:formula="of:=[.D61]+[.E61]+[.F61]" office:value-type="currency" office:currency="USD" office:value="4700634.82347105">
            <text:p>$4,700,634.82</text:p>
          </table:table-cell>
          <table:table-cell table:formula="of:=[.D62]*[.$D$6]" office:value-type="currency" office:currency="USD" office:value="235031.741173553">
            <text:p>$235,031.74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2073">
            <text:p>2073</text:p>
          </table:table-cell>
          <table:table-cell table:formula="of:=[.D62]+[.E62]+[.F62]" office:value-type="currency" office:currency="USD" office:value="4960666.56464461">
            <text:p>$4,960,666.56</text:p>
          </table:table-cell>
          <table:table-cell table:formula="of:=[.D63]*[.$D$6]" office:value-type="currency" office:currency="USD" office:value="248033.32823223">
            <text:p>$248,033.33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074">
            <text:p>2074</text:p>
          </table:table-cell>
          <table:table-cell table:formula="of:=[.D63]+[.E63]+[.F63]" office:value-type="currency" office:currency="USD" office:value="5233699.89287684">
            <text:p>$5,233,699.89</text:p>
          </table:table-cell>
          <table:table-cell table:formula="of:=[.D64]*[.$D$6]" office:value-type="currency" office:currency="USD" office:value="261684.994643842">
            <text:p>$261,684.99</text:p>
          </table:table-cell>
          <table:table-cell table:formula="of:=[.$D$7]*[.$D$8]" office:value-type="currency" office:currency="USD" office:value="25000">
            <text:p>$25,000.00</text:p>
          </table:table-cell>
          <table:table-cell table:number-columns-repeated="1018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s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number-columns-repeated="2" table:default-cell-style-name="ce2"/>
        <table:table-column table:style-name="co1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>
            <text:p>Inflation Calcula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/>
          <table:table-cell table:style-name="ce5" office:value-type="currency" office:currency="USD" office:value="0.19">
            <text:p>$0.19</text:p>
          </table:table-cell>
          <table:table-cell table:style-name="ce1" office:value-type="string">
            <text:p><text:s/>= Gas 1964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6" office:value-type="percentage" office:value="0.05">
            <text:p>5.00%</text:p>
          </table:table-cell>
          <table:table-cell table:style-name="ce1" office:value-type="string">
            <text:p><text:s/>= Yearly Inflation Rate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table:number-columns-repeated="3"/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Price at</text:p>
          </table:table-cell>
          <table:table-cell table:style-name="ce3"/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beginning </text:p>
          </table:table-cell>
          <table:table-cell table:style-name="ce3" office:value-type="string">
            <text:p>Increase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>
            <text:p>Years</text:p>
          </table:table-cell>
          <table:table-cell table:style-name="ce3" office:value-type="string">
            <text:p>of year</text:p>
          </table:table-cell>
          <table:table-cell table:style-name="ce3" office:value-type="string">
            <text:p>at end of year</text:p>
          </table:table-cell>
          <table:table-cell table:style-name="ce1" table:number-columns-repeated="1020"/>
        </table:table-row>
        <table:table-row table:style-name="ro1">
          <table:table-cell/>
          <table:table-cell office:value-type="float" office:value="1964">
            <text:p>1964</text:p>
          </table:table-cell>
          <table:table-cell table:formula="of:=[.$C$5]" office:value-type="currency" office:currency="USD" office:value="0.19">
            <text:p>$0.19</text:p>
          </table:table-cell>
          <table:table-cell table:formula="of:=[.C11]*[.$C$6]" office:value-type="currency" office:currency="USD" office:value="0.0095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5">
            <text:p>1965</text:p>
          </table:table-cell>
          <table:table-cell table:formula="of:=[.C11]+[.D11]" office:value-type="currency" office:currency="USD" office:value="0.1995">
            <text:p>$0.20</text:p>
          </table:table-cell>
          <table:table-cell table:formula="of:=[.C12]*[.$C$6]" office:value-type="currency" office:currency="USD" office:value="0.009975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6">
            <text:p>1966</text:p>
          </table:table-cell>
          <table:table-cell table:formula="of:=[.C12]+[.D12]" office:value-type="currency" office:currency="USD" office:value="0.209475">
            <text:p>$0.21</text:p>
          </table:table-cell>
          <table:table-cell table:formula="of:=[.C13]*[.$C$6]" office:value-type="currency" office:currency="USD" office:value="0.01047375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7">
            <text:p>1967</text:p>
          </table:table-cell>
          <table:table-cell table:formula="of:=[.C13]+[.D13]" office:value-type="currency" office:currency="USD" office:value="0.21994875">
            <text:p>$0.22</text:p>
          </table:table-cell>
          <table:table-cell table:formula="of:=[.C14]*[.$C$6]" office:value-type="currency" office:currency="USD" office:value="0.0109974375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8">
            <text:p>1968</text:p>
          </table:table-cell>
          <table:table-cell table:formula="of:=[.C14]+[.D14]" office:value-type="currency" office:currency="USD" office:value="0.2309461875">
            <text:p>$0.23</text:p>
          </table:table-cell>
          <table:table-cell table:formula="of:=[.C15]*[.$C$6]" office:value-type="currency" office:currency="USD" office:value="0.011547309375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9">
            <text:p>1969</text:p>
          </table:table-cell>
          <table:table-cell table:formula="of:=[.C15]+[.D15]" office:value-type="currency" office:currency="USD" office:value="0.242493496875">
            <text:p>$0.24</text:p>
          </table:table-cell>
          <table:table-cell table:formula="of:=[.C16]*[.$C$6]" office:value-type="currency" office:currency="USD" office:value="0.01212467484375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0">
            <text:p>1970</text:p>
          </table:table-cell>
          <table:table-cell table:formula="of:=[.C16]+[.D16]" office:value-type="currency" office:currency="USD" office:value="0.25461817171875">
            <text:p>$0.25</text:p>
          </table:table-cell>
          <table:table-cell table:formula="of:=[.C17]*[.$C$6]" office:value-type="currency" office:currency="USD" office:value="0.0127309085859375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1">
            <text:p>1971</text:p>
          </table:table-cell>
          <table:table-cell table:formula="of:=[.C17]+[.D17]" office:value-type="currency" office:currency="USD" office:value="0.267349080304688">
            <text:p>$0.27</text:p>
          </table:table-cell>
          <table:table-cell table:formula="of:=[.C18]*[.$C$6]" office:value-type="currency" office:currency="USD" office:value="0.0133674540152344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2">
            <text:p>1972</text:p>
          </table:table-cell>
          <table:table-cell table:formula="of:=[.C18]+[.D18]" office:value-type="currency" office:currency="USD" office:value="0.280716534319922">
            <text:p>$0.28</text:p>
          </table:table-cell>
          <table:table-cell table:formula="of:=[.C19]*[.$C$6]" office:value-type="currency" office:currency="USD" office:value="0.0140358267159961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3">
            <text:p>1973</text:p>
          </table:table-cell>
          <table:table-cell table:formula="of:=[.C19]+[.D19]" office:value-type="currency" office:currency="USD" office:value="0.294752361035918">
            <text:p>$0.29</text:p>
          </table:table-cell>
          <table:table-cell table:formula="of:=[.C20]*[.$C$6]" office:value-type="currency" office:currency="USD" office:value="0.0147376180517959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4">
            <text:p>1974</text:p>
          </table:table-cell>
          <table:table-cell table:formula="of:=[.C20]+[.D20]" office:value-type="currency" office:currency="USD" office:value="0.309489979087714">
            <text:p>$0.31</text:p>
          </table:table-cell>
          <table:table-cell table:formula="of:=[.C21]*[.$C$6]" office:value-type="currency" office:currency="USD" office:value="0.0154744989543857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5">
            <text:p>1975</text:p>
          </table:table-cell>
          <table:table-cell table:formula="of:=[.C21]+[.D21]" office:value-type="currency" office:currency="USD" office:value="0.3249644780421">
            <text:p>$0.32</text:p>
          </table:table-cell>
          <table:table-cell table:formula="of:=[.C22]*[.$C$6]" office:value-type="currency" office:currency="USD" office:value="0.016248223902105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6">
            <text:p>1976</text:p>
          </table:table-cell>
          <table:table-cell table:formula="of:=[.C22]+[.D22]" office:value-type="currency" office:currency="USD" office:value="0.341212701944205">
            <text:p>$0.34</text:p>
          </table:table-cell>
          <table:table-cell table:formula="of:=[.C23]*[.$C$6]" office:value-type="currency" office:currency="USD" office:value="0.0170606350972102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7">
            <text:p>1977</text:p>
          </table:table-cell>
          <table:table-cell table:formula="of:=[.C23]+[.D23]" office:value-type="currency" office:currency="USD" office:value="0.358273337041415">
            <text:p>$0.36</text:p>
          </table:table-cell>
          <table:table-cell table:formula="of:=[.C24]*[.$C$6]" office:value-type="currency" office:currency="USD" office:value="0.0179136668520707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8">
            <text:p>1978</text:p>
          </table:table-cell>
          <table:table-cell table:formula="of:=[.C24]+[.D24]" office:value-type="currency" office:currency="USD" office:value="0.376187003893486">
            <text:p>$0.38</text:p>
          </table:table-cell>
          <table:table-cell table:formula="of:=[.C25]*[.$C$6]" office:value-type="currency" office:currency="USD" office:value="0.0188093501946743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9">
            <text:p>1979</text:p>
          </table:table-cell>
          <table:table-cell table:formula="of:=[.C25]+[.D25]" office:value-type="currency" office:currency="USD" office:value="0.39499635408816">
            <text:p>$0.39</text:p>
          </table:table-cell>
          <table:table-cell table:formula="of:=[.C26]*[.$C$6]" office:value-type="currency" office:currency="USD" office:value="0.019749817704408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0">
            <text:p>1980</text:p>
          </table:table-cell>
          <table:table-cell table:formula="of:=[.C26]+[.D26]" office:value-type="currency" office:currency="USD" office:value="0.414746171792568">
            <text:p>$0.41</text:p>
          </table:table-cell>
          <table:table-cell table:formula="of:=[.C27]*[.$C$6]" office:value-type="currency" office:currency="USD" office:value="0.0207373085896284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1">
            <text:p>1981</text:p>
          </table:table-cell>
          <table:table-cell table:formula="of:=[.C27]+[.D27]" office:value-type="currency" office:currency="USD" office:value="0.435483480382196">
            <text:p>$0.44</text:p>
          </table:table-cell>
          <table:table-cell table:formula="of:=[.C28]*[.$C$6]" office:value-type="currency" office:currency="USD" office:value="0.0217741740191098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2">
            <text:p>1982</text:p>
          </table:table-cell>
          <table:table-cell table:formula="of:=[.C28]+[.D28]" office:value-type="currency" office:currency="USD" office:value="0.457257654401306">
            <text:p>$0.46</text:p>
          </table:table-cell>
          <table:table-cell table:formula="of:=[.C29]*[.$C$6]" office:value-type="currency" office:currency="USD" office:value="0.0228628827200653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3">
            <text:p>1983</text:p>
          </table:table-cell>
          <table:table-cell table:formula="of:=[.C29]+[.D29]" office:value-type="currency" office:currency="USD" office:value="0.480120537121371">
            <text:p>$0.48</text:p>
          </table:table-cell>
          <table:table-cell table:formula="of:=[.C30]*[.$C$6]" office:value-type="currency" office:currency="USD" office:value="0.0240060268560686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4">
            <text:p>1984</text:p>
          </table:table-cell>
          <table:table-cell table:formula="of:=[.C30]+[.D30]" office:value-type="currency" office:currency="USD" office:value="0.50412656397744">
            <text:p>$0.50</text:p>
          </table:table-cell>
          <table:table-cell table:formula="of:=[.C31]*[.$C$6]" office:value-type="currency" office:currency="USD" office:value="0.025206328198872">
            <text:p>$0.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5">
            <text:p>1985</text:p>
          </table:table-cell>
          <table:table-cell table:formula="of:=[.C31]+[.D31]" office:value-type="currency" office:currency="USD" office:value="0.529332892176312">
            <text:p>$0.53</text:p>
          </table:table-cell>
          <table:table-cell table:formula="of:=[.C32]*[.$C$6]" office:value-type="currency" office:currency="USD" office:value="0.0264666446088156">
            <text:p>$0.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6">
            <text:p>1986</text:p>
          </table:table-cell>
          <table:table-cell table:formula="of:=[.C32]+[.D32]" office:value-type="currency" office:currency="USD" office:value="0.555799536785128">
            <text:p>$0.56</text:p>
          </table:table-cell>
          <table:table-cell table:formula="of:=[.C33]*[.$C$6]" office:value-type="currency" office:currency="USD" office:value="0.0277899768392564">
            <text:p>$0.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7">
            <text:p>1987</text:p>
          </table:table-cell>
          <table:table-cell table:formula="of:=[.C33]+[.D33]" office:value-type="currency" office:currency="USD" office:value="0.583589513624384">
            <text:p>$0.58</text:p>
          </table:table-cell>
          <table:table-cell table:formula="of:=[.C34]*[.$C$6]" office:value-type="currency" office:currency="USD" office:value="0.0291794756812192">
            <text:p>$0.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8">
            <text:p>1988</text:p>
          </table:table-cell>
          <table:table-cell table:formula="of:=[.C34]+[.D34]" office:value-type="currency" office:currency="USD" office:value="0.612768989305603">
            <text:p>$0.61</text:p>
          </table:table-cell>
          <table:table-cell table:formula="of:=[.C35]*[.$C$6]" office:value-type="currency" office:currency="USD" office:value="0.0306384494652802">
            <text:p>$0.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9">
            <text:p>1989</text:p>
          </table:table-cell>
          <table:table-cell table:formula="of:=[.C35]+[.D35]" office:value-type="currency" office:currency="USD" office:value="0.643407438770884">
            <text:p>$0.64</text:p>
          </table:table-cell>
          <table:table-cell table:formula="of:=[.C36]*[.$C$6]" office:value-type="currency" office:currency="USD" office:value="0.0321703719385442">
            <text:p>$0.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0">
            <text:p>1990</text:p>
          </table:table-cell>
          <table:table-cell table:formula="of:=[.C36]+[.D36]" office:value-type="currency" office:currency="USD" office:value="0.675577810709428">
            <text:p>$0.68</text:p>
          </table:table-cell>
          <table:table-cell table:formula="of:=[.C37]*[.$C$6]" office:value-type="currency" office:currency="USD" office:value="0.0337788905354714">
            <text:p>$0.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1">
            <text:p>1991</text:p>
          </table:table-cell>
          <table:table-cell table:formula="of:=[.C37]+[.D37]" office:value-type="currency" office:currency="USD" office:value="0.709356701244899">
            <text:p>$0.71</text:p>
          </table:table-cell>
          <table:table-cell table:formula="of:=[.C38]*[.$C$6]" office:value-type="currency" office:currency="USD" office:value="0.035467835062245">
            <text:p>$0.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2">
            <text:p>1992</text:p>
          </table:table-cell>
          <table:table-cell table:formula="of:=[.C38]+[.D38]" office:value-type="currency" office:currency="USD" office:value="0.744824536307144">
            <text:p>$0.74</text:p>
          </table:table-cell>
          <table:table-cell table:formula="of:=[.C39]*[.$C$6]" office:value-type="currency" office:currency="USD" office:value="0.0372412268153572">
            <text:p>$0.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3">
            <text:p>1993</text:p>
          </table:table-cell>
          <table:table-cell table:formula="of:=[.C39]+[.D39]" office:value-type="currency" office:currency="USD" office:value="0.782065763122501">
            <text:p>$0.78</text:p>
          </table:table-cell>
          <table:table-cell table:formula="of:=[.C40]*[.$C$6]" office:value-type="currency" office:currency="USD" office:value="0.0391032881561251">
            <text:p>$0.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4">
            <text:p>1994</text:p>
          </table:table-cell>
          <table:table-cell table:formula="of:=[.C40]+[.D40]" office:value-type="currency" office:currency="USD" office:value="0.821169051278626">
            <text:p>$0.82</text:p>
          </table:table-cell>
          <table:table-cell table:formula="of:=[.C41]*[.$C$6]" office:value-type="currency" office:currency="USD" office:value="0.0410584525639313">
            <text:p>$0.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5">
            <text:p>1995</text:p>
          </table:table-cell>
          <table:table-cell table:formula="of:=[.C41]+[.D41]" office:value-type="currency" office:currency="USD" office:value="0.862227503842558">
            <text:p>$0.86</text:p>
          </table:table-cell>
          <table:table-cell table:formula="of:=[.C42]*[.$C$6]" office:value-type="currency" office:currency="USD" office:value="0.0431113751921279">
            <text:p>$0.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6">
            <text:p>1996</text:p>
          </table:table-cell>
          <table:table-cell table:formula="of:=[.C42]+[.D42]" office:value-type="currency" office:currency="USD" office:value="0.905338879034686">
            <text:p>$0.91</text:p>
          </table:table-cell>
          <table:table-cell table:formula="of:=[.C43]*[.$C$6]" office:value-type="currency" office:currency="USD" office:value="0.0452669439517343">
            <text:p>$0.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7">
            <text:p>1997</text:p>
          </table:table-cell>
          <table:table-cell table:formula="of:=[.C43]+[.D43]" office:value-type="currency" office:currency="USD" office:value="0.95060582298642">
            <text:p>$0.95</text:p>
          </table:table-cell>
          <table:table-cell table:formula="of:=[.C44]*[.$C$6]" office:value-type="currency" office:currency="USD" office:value="0.047530291149321">
            <text:p>$0.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8">
            <text:p>1998</text:p>
          </table:table-cell>
          <table:table-cell table:formula="of:=[.C44]+[.D44]" office:value-type="currency" office:currency="USD" office:value="0.998136114135741">
            <text:p>$1.00</text:p>
          </table:table-cell>
          <table:table-cell table:formula="of:=[.C45]*[.$C$6]" office:value-type="currency" office:currency="USD" office:value="0.0499068057067871">
            <text:p>$0.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9">
            <text:p>1999</text:p>
          </table:table-cell>
          <table:table-cell table:formula="of:=[.C45]+[.D45]" office:value-type="currency" office:currency="USD" office:value="1.04804291984253">
            <text:p>$1.05</text:p>
          </table:table-cell>
          <table:table-cell table:formula="of:=[.C46]*[.$C$6]" office:value-type="currency" office:currency="USD" office:value="0.0524021459921264">
            <text:p>$0.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0">
            <text:p>2000</text:p>
          </table:table-cell>
          <table:table-cell table:formula="of:=[.C46]+[.D46]" office:value-type="currency" office:currency="USD" office:value="1.10044506583465">
            <text:p>$1.10</text:p>
          </table:table-cell>
          <table:table-cell table:formula="of:=[.C47]*[.$C$6]" office:value-type="currency" office:currency="USD" office:value="0.0550222532917327">
            <text:p>$0.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1">
            <text:p>2001</text:p>
          </table:table-cell>
          <table:table-cell table:formula="of:=[.C47]+[.D47]" office:value-type="currency" office:currency="USD" office:value="1.15546731912639">
            <text:p>$1.16</text:p>
          </table:table-cell>
          <table:table-cell table:formula="of:=[.C48]*[.$C$6]" office:value-type="currency" office:currency="USD" office:value="0.0577733659563194">
            <text:p>$0.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2">
            <text:p>2002</text:p>
          </table:table-cell>
          <table:table-cell table:formula="of:=[.C48]+[.D48]" office:value-type="currency" office:currency="USD" office:value="1.21324068508271">
            <text:p>$1.21</text:p>
          </table:table-cell>
          <table:table-cell table:formula="of:=[.C49]*[.$C$6]" office:value-type="currency" office:currency="USD" office:value="0.0606620342541353">
            <text:p>$0.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3">
            <text:p>2003</text:p>
          </table:table-cell>
          <table:table-cell table:formula="of:=[.C49]+[.D49]" office:value-type="currency" office:currency="USD" office:value="1.27390271933684">
            <text:p>$1.27</text:p>
          </table:table-cell>
          <table:table-cell table:formula="of:=[.C50]*[.$C$6]" office:value-type="currency" office:currency="USD" office:value="0.0636951359668421">
            <text:p>$0.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4">
            <text:p>2004</text:p>
          </table:table-cell>
          <table:table-cell table:formula="of:=[.C50]+[.D50]" office:value-type="currency" office:currency="USD" office:value="1.33759785530368">
            <text:p>$1.34</text:p>
          </table:table-cell>
          <table:table-cell table:formula="of:=[.C51]*[.$C$6]" office:value-type="currency" office:currency="USD" office:value="0.0668798927651842">
            <text:p>$0.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5">
            <text:p>2005</text:p>
          </table:table-cell>
          <table:table-cell table:formula="of:=[.C51]+[.D51]" office:value-type="currency" office:currency="USD" office:value="1.40447774806887">
            <text:p>$1.40</text:p>
          </table:table-cell>
          <table:table-cell table:formula="of:=[.C52]*[.$C$6]" office:value-type="currency" office:currency="USD" office:value="0.0702238874034434">
            <text:p>$0.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6">
            <text:p>2006</text:p>
          </table:table-cell>
          <table:table-cell table:formula="of:=[.C52]+[.D52]" office:value-type="currency" office:currency="USD" office:value="1.47470163547231">
            <text:p>$1.47</text:p>
          </table:table-cell>
          <table:table-cell table:formula="of:=[.C53]*[.$C$6]" office:value-type="currency" office:currency="USD" office:value="0.0737350817736156">
            <text:p>$0.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7">
            <text:p>2007</text:p>
          </table:table-cell>
          <table:table-cell table:formula="of:=[.C53]+[.D53]" office:value-type="currency" office:currency="USD" office:value="1.54843671724593">
            <text:p>$1.55</text:p>
          </table:table-cell>
          <table:table-cell table:formula="of:=[.C54]*[.$C$6]" office:value-type="currency" office:currency="USD" office:value="0.0774218358622964">
            <text:p>$0.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8">
            <text:p>2008</text:p>
          </table:table-cell>
          <table:table-cell table:formula="of:=[.C54]+[.D54]" office:value-type="currency" office:currency="USD" office:value="1.62585855310822">
            <text:p>$1.63</text:p>
          </table:table-cell>
          <table:table-cell table:formula="of:=[.C55]*[.$C$6]" office:value-type="currency" office:currency="USD" office:value="0.0812929276554112">
            <text:p>$0.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9">
            <text:p>2009</text:p>
          </table:table-cell>
          <table:table-cell table:formula="of:=[.C55]+[.D55]" office:value-type="currency" office:currency="USD" office:value="1.70715148076363">
            <text:p>$1.71</text:p>
          </table:table-cell>
          <table:table-cell table:formula="of:=[.C56]*[.$C$6]" office:value-type="currency" office:currency="USD" office:value="0.0853575740381817">
            <text:p>$0.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0">
            <text:p>2010</text:p>
          </table:table-cell>
          <table:table-cell table:formula="of:=[.C56]+[.D56]" office:value-type="currency" office:currency="USD" office:value="1.79250905480182">
            <text:p>$1.79</text:p>
          </table:table-cell>
          <table:table-cell table:formula="of:=[.C57]*[.$C$6]" office:value-type="currency" office:currency="USD" office:value="0.0896254527400908">
            <text:p>$0.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1">
            <text:p>2011</text:p>
          </table:table-cell>
          <table:table-cell table:formula="of:=[.C57]+[.D57]" office:value-type="currency" office:currency="USD" office:value="1.88213450754191">
            <text:p>$1.88</text:p>
          </table:table-cell>
          <table:table-cell table:formula="of:=[.C58]*[.$C$6]" office:value-type="currency" office:currency="USD" office:value="0.0941067253770954">
            <text:p>$0.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2">
            <text:p>2012</text:p>
          </table:table-cell>
          <table:table-cell table:formula="of:=[.C58]+[.D58]" office:value-type="currency" office:currency="USD" office:value="1.976241232919">
            <text:p>$1.98</text:p>
          </table:table-cell>
          <table:table-cell table:formula="of:=[.C59]*[.$C$6]" office:value-type="currency" office:currency="USD" office:value="0.0988120616459501">
            <text:p>$0.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3">
            <text:p>2013</text:p>
          </table:table-cell>
          <table:table-cell table:formula="of:=[.C59]+[.D59]" office:value-type="currency" office:currency="USD" office:value="2.07505329456495">
            <text:p>$2.08</text:p>
          </table:table-cell>
          <table:table-cell table:formula="of:=[.C60]*[.$C$6]" office:value-type="currency" office:currency="USD" office:value="0.103752664728248">
            <text:p>$0.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4">
            <text:p>2014</text:p>
          </table:table-cell>
          <table:table-cell table:formula="of:=[.C60]+[.D60]" office:value-type="currency" office:currency="USD" office:value="2.1788059592932">
            <text:p>$2.18</text:p>
          </table:table-cell>
          <table:table-cell table:formula="of:=[.C61]*[.$C$6]" office:value-type="currency" office:currency="USD" office:value="0.10894029796466">
            <text:p>$0.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5">
            <text:p>2015</text:p>
          </table:table-cell>
          <table:table-cell table:formula="of:=[.C61]+[.D61]" office:value-type="currency" office:currency="USD" office:value="2.28774625725786">
            <text:p>$2.29</text:p>
          </table:table-cell>
          <table:table-cell table:formula="of:=[.C62]*[.$C$6]" office:value-type="currency" office:currency="USD" office:value="0.114387312862893">
            <text:p>$0.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6">
            <text:p>2016</text:p>
          </table:table-cell>
          <table:table-cell table:formula="of:=[.C62]+[.D62]" office:value-type="currency" office:currency="USD" office:value="2.40213357012075">
            <text:p>$2.40</text:p>
          </table:table-cell>
          <table:table-cell table:formula="of:=[.C63]*[.$C$6]" office:value-type="currency" office:currency="USD" office:value="0.120106678506038">
            <text:p>$0.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7">
            <text:p>2017</text:p>
          </table:table-cell>
          <table:table-cell table:formula="of:=[.C63]+[.D63]" office:value-type="currency" office:currency="USD" office:value="2.52224024862679">
            <text:p>$2.52</text:p>
          </table:table-cell>
          <table:table-cell table:formula="of:=[.C64]*[.$C$6]" office:value-type="currency" office:currency="USD" office:value="0.12611201243134">
            <text:p>$0.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8">
            <text:p>2018</text:p>
          </table:table-cell>
          <table:table-cell table:formula="of:=[.C64]+[.D64]" office:value-type="currency" office:currency="USD" office:value="2.64835226105813">
            <text:p>$2.65</text:p>
          </table:table-cell>
          <table:table-cell table:formula="of:=[.C65]*[.$C$6]" office:value-type="currency" office:currency="USD" office:value="0.132417613052907">
            <text:p>$0.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9">
            <text:p>2019</text:p>
          </table:table-cell>
          <table:table-cell table:formula="of:=[.C65]+[.D65]" office:value-type="currency" office:currency="USD" office:value="2.78076987411104">
            <text:p>$2.78</text:p>
          </table:table-cell>
          <table:table-cell table:formula="of:=[.C66]*[.$C$6]" office:value-type="currency" office:currency="USD" office:value="0.139038493705552">
            <text:p>$0.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20">
            <text:p>2020</text:p>
          </table:table-cell>
          <table:table-cell table:formula="of:=[.C66]+[.D66]" office:value-type="currency" office:currency="USD" office:value="2.91980836781659">
            <text:p>$2.92</text:p>
          </table:table-cell>
          <table:table-cell table:formula="of:=[.C67]*[.$C$6]" office:value-type="currency" office:currency="USD" office:value="0.145990418390829">
            <text:p>$0.15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me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number-columns-repeated="2" table:default-cell-style-name="ce2"/>
        <table:table-column table:style-name="co1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>
            <text:p>Inflation Calcula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/>
          <table:table-cell table:style-name="ce5" office:value-type="currency" office:currency="USD" office:value="10000">
            <text:p>$10,000.00</text:p>
          </table:table-cell>
          <table:table-cell table:style-name="ce1" office:value-type="string">
            <text:p><text:s/>= Home 1964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6" office:value-type="percentage" office:value="0.06">
            <text:p>6.00%</text:p>
          </table:table-cell>
          <table:table-cell table:style-name="ce1" office:value-type="string">
            <text:p><text:s/>= Yearly Inflation Rate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table:number-columns-repeated="3"/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Price at</text:p>
          </table:table-cell>
          <table:table-cell table:style-name="ce3"/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beginning </text:p>
          </table:table-cell>
          <table:table-cell table:style-name="ce3" office:value-type="string">
            <text:p>Increase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>
            <text:p>Years</text:p>
          </table:table-cell>
          <table:table-cell table:style-name="ce3" office:value-type="string">
            <text:p>of year</text:p>
          </table:table-cell>
          <table:table-cell table:style-name="ce3" office:value-type="string">
            <text:p>at end of year</text:p>
          </table:table-cell>
          <table:table-cell table:style-name="ce1" table:number-columns-repeated="1020"/>
        </table:table-row>
        <table:table-row table:style-name="ro1">
          <table:table-cell/>
          <table:table-cell office:value-type="float" office:value="1964">
            <text:p>1964</text:p>
          </table:table-cell>
          <table:table-cell table:formula="of:=[.$C$5]" office:value-type="currency" office:currency="USD" office:value="10000">
            <text:p>$10,000.00</text:p>
          </table:table-cell>
          <table:table-cell table:formula="of:=[.C11]*[.$C$6]" office:value-type="currency" office:currency="USD" office:value="600">
            <text:p>$600.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5">
            <text:p>1965</text:p>
          </table:table-cell>
          <table:table-cell table:formula="of:=[.C11]+[.D11]" office:value-type="currency" office:currency="USD" office:value="10600">
            <text:p>$10,600.00</text:p>
          </table:table-cell>
          <table:table-cell table:formula="of:=[.C12]*[.$C$6]" office:value-type="currency" office:currency="USD" office:value="636">
            <text:p>$636.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6">
            <text:p>1966</text:p>
          </table:table-cell>
          <table:table-cell table:formula="of:=[.C12]+[.D12]" office:value-type="currency" office:currency="USD" office:value="11236">
            <text:p>$11,236.00</text:p>
          </table:table-cell>
          <table:table-cell table:formula="of:=[.C13]*[.$C$6]" office:value-type="currency" office:currency="USD" office:value="674.16">
            <text:p>$674.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7">
            <text:p>1967</text:p>
          </table:table-cell>
          <table:table-cell table:formula="of:=[.C13]+[.D13]" office:value-type="currency" office:currency="USD" office:value="11910.16">
            <text:p>$11,910.16</text:p>
          </table:table-cell>
          <table:table-cell table:formula="of:=[.C14]*[.$C$6]" office:value-type="currency" office:currency="USD" office:value="714.6096">
            <text:p>$714.6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8">
            <text:p>1968</text:p>
          </table:table-cell>
          <table:table-cell table:formula="of:=[.C14]+[.D14]" office:value-type="currency" office:currency="USD" office:value="12624.7696">
            <text:p>$12,624.77</text:p>
          </table:table-cell>
          <table:table-cell table:formula="of:=[.C15]*[.$C$6]" office:value-type="currency" office:currency="USD" office:value="757.486176">
            <text:p>$757.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9">
            <text:p>1969</text:p>
          </table:table-cell>
          <table:table-cell table:formula="of:=[.C15]+[.D15]" office:value-type="currency" office:currency="USD" office:value="13382.255776">
            <text:p>$13,382.26</text:p>
          </table:table-cell>
          <table:table-cell table:formula="of:=[.C16]*[.$C$6]" office:value-type="currency" office:currency="USD" office:value="802.93534656">
            <text:p>$802.9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0">
            <text:p>1970</text:p>
          </table:table-cell>
          <table:table-cell table:formula="of:=[.C16]+[.D16]" office:value-type="currency" office:currency="USD" office:value="14185.19112256">
            <text:p>$14,185.19</text:p>
          </table:table-cell>
          <table:table-cell table:formula="of:=[.C17]*[.$C$6]" office:value-type="currency" office:currency="USD" office:value="851.1114673536">
            <text:p>$851.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1">
            <text:p>1971</text:p>
          </table:table-cell>
          <table:table-cell table:formula="of:=[.C17]+[.D17]" office:value-type="currency" office:currency="USD" office:value="15036.3025899136">
            <text:p>$15,036.30</text:p>
          </table:table-cell>
          <table:table-cell table:formula="of:=[.C18]*[.$C$6]" office:value-type="currency" office:currency="USD" office:value="902.178155394816">
            <text:p>$902.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2">
            <text:p>1972</text:p>
          </table:table-cell>
          <table:table-cell table:formula="of:=[.C18]+[.D18]" office:value-type="currency" office:currency="USD" office:value="15938.4807453084">
            <text:p>$15,938.48</text:p>
          </table:table-cell>
          <table:table-cell table:formula="of:=[.C19]*[.$C$6]" office:value-type="currency" office:currency="USD" office:value="956.308844718505">
            <text:p>$956.3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3">
            <text:p>1973</text:p>
          </table:table-cell>
          <table:table-cell table:formula="of:=[.C19]+[.D19]" office:value-type="currency" office:currency="USD" office:value="16894.7895900269">
            <text:p>$16,894.79</text:p>
          </table:table-cell>
          <table:table-cell table:formula="of:=[.C20]*[.$C$6]" office:value-type="currency" office:currency="USD" office:value="1013.68737540162">
            <text:p>$1,013.6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4">
            <text:p>1974</text:p>
          </table:table-cell>
          <table:table-cell table:formula="of:=[.C20]+[.D20]" office:value-type="currency" office:currency="USD" office:value="17908.4769654285">
            <text:p>$17,908.48</text:p>
          </table:table-cell>
          <table:table-cell table:formula="of:=[.C21]*[.$C$6]" office:value-type="currency" office:currency="USD" office:value="1074.50861792571">
            <text:p>$1,074.5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5">
            <text:p>1975</text:p>
          </table:table-cell>
          <table:table-cell table:formula="of:=[.C21]+[.D21]" office:value-type="currency" office:currency="USD" office:value="18982.9855833543">
            <text:p>$18,982.99</text:p>
          </table:table-cell>
          <table:table-cell table:formula="of:=[.C22]*[.$C$6]" office:value-type="currency" office:currency="USD" office:value="1138.97913500126">
            <text:p>$1,138.9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6">
            <text:p>1976</text:p>
          </table:table-cell>
          <table:table-cell table:formula="of:=[.C22]+[.D22]" office:value-type="currency" office:currency="USD" office:value="20121.9647183555">
            <text:p>$20,121.96</text:p>
          </table:table-cell>
          <table:table-cell table:formula="of:=[.C23]*[.$C$6]" office:value-type="currency" office:currency="USD" office:value="1207.31788310133">
            <text:p>$1,207.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7">
            <text:p>1977</text:p>
          </table:table-cell>
          <table:table-cell table:formula="of:=[.C23]+[.D23]" office:value-type="currency" office:currency="USD" office:value="21329.2826014568">
            <text:p>$21,329.28</text:p>
          </table:table-cell>
          <table:table-cell table:formula="of:=[.C24]*[.$C$6]" office:value-type="currency" office:currency="USD" office:value="1279.75695608741">
            <text:p>$1,279.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8">
            <text:p>1978</text:p>
          </table:table-cell>
          <table:table-cell table:formula="of:=[.C24]+[.D24]" office:value-type="currency" office:currency="USD" office:value="22609.0395575442">
            <text:p>$22,609.04</text:p>
          </table:table-cell>
          <table:table-cell table:formula="of:=[.C25]*[.$C$6]" office:value-type="currency" office:currency="USD" office:value="1356.54237345266">
            <text:p>$1,356.5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9">
            <text:p>1979</text:p>
          </table:table-cell>
          <table:table-cell table:formula="of:=[.C25]+[.D25]" office:value-type="currency" office:currency="USD" office:value="23965.5819309969">
            <text:p>$23,965.58</text:p>
          </table:table-cell>
          <table:table-cell table:formula="of:=[.C26]*[.$C$6]" office:value-type="currency" office:currency="USD" office:value="1437.93491585981">
            <text:p>$1,437.9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0">
            <text:p>1980</text:p>
          </table:table-cell>
          <table:table-cell table:formula="of:=[.C26]+[.D26]" office:value-type="currency" office:currency="USD" office:value="25403.5168468567">
            <text:p>$25,403.52</text:p>
          </table:table-cell>
          <table:table-cell table:formula="of:=[.C27]*[.$C$6]" office:value-type="currency" office:currency="USD" office:value="1524.2110108114">
            <text:p>$1,524.2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1">
            <text:p>1981</text:p>
          </table:table-cell>
          <table:table-cell table:formula="of:=[.C27]+[.D27]" office:value-type="currency" office:currency="USD" office:value="26927.7278576681">
            <text:p>$26,927.73</text:p>
          </table:table-cell>
          <table:table-cell table:formula="of:=[.C28]*[.$C$6]" office:value-type="currency" office:currency="USD" office:value="1615.66367146009">
            <text:p>$1,615.6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2">
            <text:p>1982</text:p>
          </table:table-cell>
          <table:table-cell table:formula="of:=[.C28]+[.D28]" office:value-type="currency" office:currency="USD" office:value="28543.3915291282">
            <text:p>$28,543.39</text:p>
          </table:table-cell>
          <table:table-cell table:formula="of:=[.C29]*[.$C$6]" office:value-type="currency" office:currency="USD" office:value="1712.60349174769">
            <text:p>$1,712.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3">
            <text:p>1983</text:p>
          </table:table-cell>
          <table:table-cell table:formula="of:=[.C29]+[.D29]" office:value-type="currency" office:currency="USD" office:value="30255.9950208759">
            <text:p>$30,256.00</text:p>
          </table:table-cell>
          <table:table-cell table:formula="of:=[.C30]*[.$C$6]" office:value-type="currency" office:currency="USD" office:value="1815.35970125255">
            <text:p>$1,815.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4">
            <text:p>1984</text:p>
          </table:table-cell>
          <table:table-cell table:formula="of:=[.C30]+[.D30]" office:value-type="currency" office:currency="USD" office:value="32071.3547221285">
            <text:p>$32,071.35</text:p>
          </table:table-cell>
          <table:table-cell table:formula="of:=[.C31]*[.$C$6]" office:value-type="currency" office:currency="USD" office:value="1924.28128332771">
            <text:p>$1,924.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5">
            <text:p>1985</text:p>
          </table:table-cell>
          <table:table-cell table:formula="of:=[.C31]+[.D31]" office:value-type="currency" office:currency="USD" office:value="33995.6360054562">
            <text:p>$33,995.64</text:p>
          </table:table-cell>
          <table:table-cell table:formula="of:=[.C32]*[.$C$6]" office:value-type="currency" office:currency="USD" office:value="2039.73816032737">
            <text:p>$2,039.7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6">
            <text:p>1986</text:p>
          </table:table-cell>
          <table:table-cell table:formula="of:=[.C32]+[.D32]" office:value-type="currency" office:currency="USD" office:value="36035.3741657835">
            <text:p>$36,035.37</text:p>
          </table:table-cell>
          <table:table-cell table:formula="of:=[.C33]*[.$C$6]" office:value-type="currency" office:currency="USD" office:value="2162.12244994701">
            <text:p>$2,162.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7">
            <text:p>1987</text:p>
          </table:table-cell>
          <table:table-cell table:formula="of:=[.C33]+[.D33]" office:value-type="currency" office:currency="USD" office:value="38197.4966157305">
            <text:p>$38,197.50</text:p>
          </table:table-cell>
          <table:table-cell table:formula="of:=[.C34]*[.$C$6]" office:value-type="currency" office:currency="USD" office:value="2291.84979694383">
            <text:p>$2,291.8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8">
            <text:p>1988</text:p>
          </table:table-cell>
          <table:table-cell table:formula="of:=[.C34]+[.D34]" office:value-type="currency" office:currency="USD" office:value="40489.3464126744">
            <text:p>$40,489.35</text:p>
          </table:table-cell>
          <table:table-cell table:formula="of:=[.C35]*[.$C$6]" office:value-type="currency" office:currency="USD" office:value="2429.36078476046">
            <text:p>$2,429.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9">
            <text:p>1989</text:p>
          </table:table-cell>
          <table:table-cell table:formula="of:=[.C35]+[.D35]" office:value-type="currency" office:currency="USD" office:value="42918.7071974348">
            <text:p>$42,918.71</text:p>
          </table:table-cell>
          <table:table-cell table:formula="of:=[.C36]*[.$C$6]" office:value-type="currency" office:currency="USD" office:value="2575.12243184609">
            <text:p>$2,575.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0">
            <text:p>1990</text:p>
          </table:table-cell>
          <table:table-cell table:formula="of:=[.C36]+[.D36]" office:value-type="currency" office:currency="USD" office:value="45493.8296292809">
            <text:p>$45,493.83</text:p>
          </table:table-cell>
          <table:table-cell table:formula="of:=[.C37]*[.$C$6]" office:value-type="currency" office:currency="USD" office:value="2729.62977775686">
            <text:p>$2,729.6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1">
            <text:p>1991</text:p>
          </table:table-cell>
          <table:table-cell table:formula="of:=[.C37]+[.D37]" office:value-type="currency" office:currency="USD" office:value="48223.4594070378">
            <text:p>$48,223.46</text:p>
          </table:table-cell>
          <table:table-cell table:formula="of:=[.C38]*[.$C$6]" office:value-type="currency" office:currency="USD" office:value="2893.40756442227">
            <text:p>$2,893.4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2">
            <text:p>1992</text:p>
          </table:table-cell>
          <table:table-cell table:formula="of:=[.C38]+[.D38]" office:value-type="currency" office:currency="USD" office:value="51116.8669714601">
            <text:p>$51,116.87</text:p>
          </table:table-cell>
          <table:table-cell table:formula="of:=[.C39]*[.$C$6]" office:value-type="currency" office:currency="USD" office:value="3067.0120182876">
            <text:p>$3,067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3">
            <text:p>1993</text:p>
          </table:table-cell>
          <table:table-cell table:formula="of:=[.C39]+[.D39]" office:value-type="currency" office:currency="USD" office:value="54183.8789897477">
            <text:p>$54,183.88</text:p>
          </table:table-cell>
          <table:table-cell table:formula="of:=[.C40]*[.$C$6]" office:value-type="currency" office:currency="USD" office:value="3251.03273938486">
            <text:p>$3,251.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4">
            <text:p>1994</text:p>
          </table:table-cell>
          <table:table-cell table:formula="of:=[.C40]+[.D40]" office:value-type="currency" office:currency="USD" office:value="57434.9117291325">
            <text:p>$57,434.91</text:p>
          </table:table-cell>
          <table:table-cell table:formula="of:=[.C41]*[.$C$6]" office:value-type="currency" office:currency="USD" office:value="3446.09470374795">
            <text:p>$3,446.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5">
            <text:p>1995</text:p>
          </table:table-cell>
          <table:table-cell table:formula="of:=[.C41]+[.D41]" office:value-type="currency" office:currency="USD" office:value="60881.0064328805">
            <text:p>$60,881.01</text:p>
          </table:table-cell>
          <table:table-cell table:formula="of:=[.C42]*[.$C$6]" office:value-type="currency" office:currency="USD" office:value="3652.86038597283">
            <text:p>$3,652.8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6">
            <text:p>1996</text:p>
          </table:table-cell>
          <table:table-cell table:formula="of:=[.C42]+[.D42]" office:value-type="currency" office:currency="USD" office:value="64533.8668188533">
            <text:p>$64,533.87</text:p>
          </table:table-cell>
          <table:table-cell table:formula="of:=[.C43]*[.$C$6]" office:value-type="currency" office:currency="USD" office:value="3872.0320091312">
            <text:p>$3,872.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7">
            <text:p>1997</text:p>
          </table:table-cell>
          <table:table-cell table:formula="of:=[.C43]+[.D43]" office:value-type="currency" office:currency="USD" office:value="68405.8988279845">
            <text:p>$68,405.90</text:p>
          </table:table-cell>
          <table:table-cell table:formula="of:=[.C44]*[.$C$6]" office:value-type="currency" office:currency="USD" office:value="4104.35392967907">
            <text:p>$4,104.3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8">
            <text:p>1998</text:p>
          </table:table-cell>
          <table:table-cell table:formula="of:=[.C44]+[.D44]" office:value-type="currency" office:currency="USD" office:value="72510.2527576636">
            <text:p>$72,510.25</text:p>
          </table:table-cell>
          <table:table-cell table:formula="of:=[.C45]*[.$C$6]" office:value-type="currency" office:currency="USD" office:value="4350.61516545981">
            <text:p>$4,350.6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9">
            <text:p>1999</text:p>
          </table:table-cell>
          <table:table-cell table:formula="of:=[.C45]+[.D45]" office:value-type="currency" office:currency="USD" office:value="76860.8679231234">
            <text:p>$76,860.87</text:p>
          </table:table-cell>
          <table:table-cell table:formula="of:=[.C46]*[.$C$6]" office:value-type="currency" office:currency="USD" office:value="4611.6520753874">
            <text:p>$4,611.6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0">
            <text:p>2000</text:p>
          </table:table-cell>
          <table:table-cell table:formula="of:=[.C46]+[.D46]" office:value-type="currency" office:currency="USD" office:value="81472.5199985108">
            <text:p>$81,472.52</text:p>
          </table:table-cell>
          <table:table-cell table:formula="of:=[.C47]*[.$C$6]" office:value-type="currency" office:currency="USD" office:value="4888.35119991065">
            <text:p>$4,888.3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1">
            <text:p>2001</text:p>
          </table:table-cell>
          <table:table-cell table:formula="of:=[.C47]+[.D47]" office:value-type="currency" office:currency="USD" office:value="86360.8711984214">
            <text:p>$86,360.87</text:p>
          </table:table-cell>
          <table:table-cell table:formula="of:=[.C48]*[.$C$6]" office:value-type="currency" office:currency="USD" office:value="5181.65227190528">
            <text:p>$5,181.6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2">
            <text:p>2002</text:p>
          </table:table-cell>
          <table:table-cell table:formula="of:=[.C48]+[.D48]" office:value-type="currency" office:currency="USD" office:value="91542.5234703267">
            <text:p>$91,542.52</text:p>
          </table:table-cell>
          <table:table-cell table:formula="of:=[.C49]*[.$C$6]" office:value-type="currency" office:currency="USD" office:value="5492.5514082196">
            <text:p>$5,492.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3">
            <text:p>2003</text:p>
          </table:table-cell>
          <table:table-cell table:formula="of:=[.C49]+[.D49]" office:value-type="currency" office:currency="USD" office:value="97035.0748785463">
            <text:p>$97,035.07</text:p>
          </table:table-cell>
          <table:table-cell table:formula="of:=[.C50]*[.$C$6]" office:value-type="currency" office:currency="USD" office:value="5822.10449271278">
            <text:p>$5,822.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4">
            <text:p>2004</text:p>
          </table:table-cell>
          <table:table-cell table:formula="of:=[.C50]+[.D50]" office:value-type="currency" office:currency="USD" office:value="102857.179371259">
            <text:p>$102,857.18</text:p>
          </table:table-cell>
          <table:table-cell table:formula="of:=[.C51]*[.$C$6]" office:value-type="currency" office:currency="USD" office:value="6171.43076227555">
            <text:p>$6,171.4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5">
            <text:p>2005</text:p>
          </table:table-cell>
          <table:table-cell table:formula="of:=[.C51]+[.D51]" office:value-type="currency" office:currency="USD" office:value="109028.610133535">
            <text:p>$109,028.61</text:p>
          </table:table-cell>
          <table:table-cell table:formula="of:=[.C52]*[.$C$6]" office:value-type="currency" office:currency="USD" office:value="6541.71660801208">
            <text:p>$6,541.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6">
            <text:p>2006</text:p>
          </table:table-cell>
          <table:table-cell table:formula="of:=[.C52]+[.D52]" office:value-type="currency" office:currency="USD" office:value="115570.326741547">
            <text:p>$115,570.33</text:p>
          </table:table-cell>
          <table:table-cell table:formula="of:=[.C53]*[.$C$6]" office:value-type="currency" office:currency="USD" office:value="6934.2196044928">
            <text:p>$6,934.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7">
            <text:p>2007</text:p>
          </table:table-cell>
          <table:table-cell table:formula="of:=[.C53]+[.D53]" office:value-type="currency" office:currency="USD" office:value="122504.54634604">
            <text:p>$122,504.55</text:p>
          </table:table-cell>
          <table:table-cell table:formula="of:=[.C54]*[.$C$6]" office:value-type="currency" office:currency="USD" office:value="7350.27278076237">
            <text:p>$7,350.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8">
            <text:p>2008</text:p>
          </table:table-cell>
          <table:table-cell table:formula="of:=[.C54]+[.D54]" office:value-type="currency" office:currency="USD" office:value="129854.819126802">
            <text:p>$129,854.82</text:p>
          </table:table-cell>
          <table:table-cell table:formula="of:=[.C55]*[.$C$6]" office:value-type="currency" office:currency="USD" office:value="7791.28914760811">
            <text:p>$7,791.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9">
            <text:p>2009</text:p>
          </table:table-cell>
          <table:table-cell table:formula="of:=[.C55]+[.D55]" office:value-type="currency" office:currency="USD" office:value="137646.10827441">
            <text:p>$137,646.11</text:p>
          </table:table-cell>
          <table:table-cell table:formula="of:=[.C56]*[.$C$6]" office:value-type="currency" office:currency="USD" office:value="8258.7664964646">
            <text:p>$8,258.7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0">
            <text:p>2010</text:p>
          </table:table-cell>
          <table:table-cell table:formula="of:=[.C56]+[.D56]" office:value-type="currency" office:currency="USD" office:value="145904.874770875">
            <text:p>$145,904.87</text:p>
          </table:table-cell>
          <table:table-cell table:formula="of:=[.C57]*[.$C$6]" office:value-type="currency" office:currency="USD" office:value="8754.29248625248">
            <text:p>$8,754.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1">
            <text:p>2011</text:p>
          </table:table-cell>
          <table:table-cell table:formula="of:=[.C57]+[.D57]" office:value-type="currency" office:currency="USD" office:value="154659.167257127">
            <text:p>$154,659.17</text:p>
          </table:table-cell>
          <table:table-cell table:formula="of:=[.C58]*[.$C$6]" office:value-type="currency" office:currency="USD" office:value="9279.55003542762">
            <text:p>$9,279.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2">
            <text:p>2012</text:p>
          </table:table-cell>
          <table:table-cell table:formula="of:=[.C58]+[.D58]" office:value-type="currency" office:currency="USD" office:value="163938.717292555">
            <text:p>$163,938.72</text:p>
          </table:table-cell>
          <table:table-cell table:formula="of:=[.C59]*[.$C$6]" office:value-type="currency" office:currency="USD" office:value="9836.32303755328">
            <text:p>$9,836.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3">
            <text:p>2013</text:p>
          </table:table-cell>
          <table:table-cell table:formula="of:=[.C59]+[.D59]" office:value-type="currency" office:currency="USD" office:value="173775.040330108">
            <text:p>$173,775.04</text:p>
          </table:table-cell>
          <table:table-cell table:formula="of:=[.C60]*[.$C$6]" office:value-type="currency" office:currency="USD" office:value="10426.5024198065">
            <text:p>$10,426.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4">
            <text:p>2014</text:p>
          </table:table-cell>
          <table:table-cell table:formula="of:=[.C60]+[.D60]" office:value-type="currency" office:currency="USD" office:value="184201.542749914">
            <text:p>$184,201.54</text:p>
          </table:table-cell>
          <table:table-cell table:formula="of:=[.C61]*[.$C$6]" office:value-type="currency" office:currency="USD" office:value="11052.0925649949">
            <text:p>$11,052.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5">
            <text:p>2015</text:p>
          </table:table-cell>
          <table:table-cell table:formula="of:=[.C61]+[.D61]" office:value-type="currency" office:currency="USD" office:value="195253.635314909">
            <text:p>$195,253.64</text:p>
          </table:table-cell>
          <table:table-cell table:formula="of:=[.C62]*[.$C$6]" office:value-type="currency" office:currency="USD" office:value="11715.2181188946">
            <text:p>$11,715.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6">
            <text:p>2016</text:p>
          </table:table-cell>
          <table:table-cell table:formula="of:=[.C62]+[.D62]" office:value-type="currency" office:currency="USD" office:value="206968.853433804">
            <text:p>$206,968.85</text:p>
          </table:table-cell>
          <table:table-cell table:formula="of:=[.C63]*[.$C$6]" office:value-type="currency" office:currency="USD" office:value="12418.1312060282">
            <text:p>$12,418.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7">
            <text:p>2017</text:p>
          </table:table-cell>
          <table:table-cell table:formula="of:=[.C63]+[.D63]" office:value-type="currency" office:currency="USD" office:value="219386.984639832">
            <text:p>$219,386.98</text:p>
          </table:table-cell>
          <table:table-cell table:formula="of:=[.C64]*[.$C$6]" office:value-type="currency" office:currency="USD" office:value="13163.2190783899">
            <text:p>$13,163.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8">
            <text:p>2018</text:p>
          </table:table-cell>
          <table:table-cell table:formula="of:=[.C64]+[.D64]" office:value-type="currency" office:currency="USD" office:value="232550.203718222">
            <text:p>$232,550.20</text:p>
          </table:table-cell>
          <table:table-cell table:formula="of:=[.C65]*[.$C$6]" office:value-type="currency" office:currency="USD" office:value="13953.0122230933">
            <text:p>$13,953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9">
            <text:p>2019</text:p>
          </table:table-cell>
          <table:table-cell table:formula="of:=[.C65]+[.D65]" office:value-type="currency" office:currency="USD" office:value="246503.215941315">
            <text:p>$246,503.22</text:p>
          </table:table-cell>
          <table:table-cell table:formula="of:=[.C66]*[.$C$6]" office:value-type="currency" office:currency="USD" office:value="14790.1929564789">
            <text:p>$14,790.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20">
            <text:p>2020</text:p>
          </table:table-cell>
          <table:table-cell table:formula="of:=[.C66]+[.D66]" office:value-type="currency" office:currency="USD" office:value="261293.408897794">
            <text:p>$261,293.41</text:p>
          </table:table-cell>
          <table:table-cell table:formula="of:=[.C67]*[.$C$6]" office:value-type="currency" office:currency="USD" office:value="15677.6045338677">
            <text:p>$15,677.60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ndyBar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number-columns-repeated="2" table:default-cell-style-name="ce2"/>
        <table:table-column table:style-name="co1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>
            <text:p>Inflation Calcula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/>
          <table:table-cell table:style-name="ce5" office:value-type="currency" office:currency="USD" office:value="0.05">
            <text:p>$0.05</text:p>
          </table:table-cell>
          <table:table-cell table:style-name="ce1" office:value-type="string">
            <text:p><text:s/>= Candy Bar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6" office:value-type="percentage" office:value="0.06">
            <text:p>6.00%</text:p>
          </table:table-cell>
          <table:table-cell table:style-name="ce1" office:value-type="string">
            <text:p><text:s/>= Yearly Inflation Rate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table:number-columns-repeated="3"/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Price at</text:p>
          </table:table-cell>
          <table:table-cell table:style-name="ce3"/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beginning </text:p>
          </table:table-cell>
          <table:table-cell table:style-name="ce3" office:value-type="string">
            <text:p>Increase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>
            <text:p>Years</text:p>
          </table:table-cell>
          <table:table-cell table:style-name="ce3" office:value-type="string">
            <text:p>of year</text:p>
          </table:table-cell>
          <table:table-cell table:style-name="ce3" office:value-type="string">
            <text:p>at end of year</text:p>
          </table:table-cell>
          <table:table-cell table:style-name="ce1" table:number-columns-repeated="1020"/>
        </table:table-row>
        <table:table-row table:style-name="ro1">
          <table:table-cell/>
          <table:table-cell office:value-type="float" office:value="1964">
            <text:p>1964</text:p>
          </table:table-cell>
          <table:table-cell table:formula="of:=[.$C$5]" office:value-type="currency" office:currency="USD" office:value="0.05">
            <text:p>$0.05</text:p>
          </table:table-cell>
          <table:table-cell table:formula="of:=[.C11]*[.$C$6]" office:value-type="currency" office:currency="USD" office:value="0.003">
            <text:p>$0.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5">
            <text:p>1965</text:p>
          </table:table-cell>
          <table:table-cell table:formula="of:=[.C11]+[.D11]" office:value-type="currency" office:currency="USD" office:value="0.053">
            <text:p>$0.05</text:p>
          </table:table-cell>
          <table:table-cell table:formula="of:=[.C12]*[.$C$6]" office:value-type="currency" office:currency="USD" office:value="0.00318">
            <text:p>$0.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6">
            <text:p>1966</text:p>
          </table:table-cell>
          <table:table-cell table:formula="of:=[.C12]+[.D12]" office:value-type="currency" office:currency="USD" office:value="0.05618">
            <text:p>$0.06</text:p>
          </table:table-cell>
          <table:table-cell table:formula="of:=[.C13]*[.$C$6]" office:value-type="currency" office:currency="USD" office:value="0.0033708">
            <text:p>$0.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7">
            <text:p>1967</text:p>
          </table:table-cell>
          <table:table-cell table:formula="of:=[.C13]+[.D13]" office:value-type="currency" office:currency="USD" office:value="0.0595508">
            <text:p>$0.06</text:p>
          </table:table-cell>
          <table:table-cell table:formula="of:=[.C14]*[.$C$6]" office:value-type="currency" office:currency="USD" office:value="0.003573048">
            <text:p>$0.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8">
            <text:p>1968</text:p>
          </table:table-cell>
          <table:table-cell table:formula="of:=[.C14]+[.D14]" office:value-type="currency" office:currency="USD" office:value="0.063123848">
            <text:p>$0.06</text:p>
          </table:table-cell>
          <table:table-cell table:formula="of:=[.C15]*[.$C$6]" office:value-type="currency" office:currency="USD" office:value="0.00378743088">
            <text:p>$0.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9">
            <text:p>1969</text:p>
          </table:table-cell>
          <table:table-cell table:formula="of:=[.C15]+[.D15]" office:value-type="currency" office:currency="USD" office:value="0.06691127888">
            <text:p>$0.07</text:p>
          </table:table-cell>
          <table:table-cell table:formula="of:=[.C16]*[.$C$6]" office:value-type="currency" office:currency="USD" office:value="0.0040146767328">
            <text:p>$0.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0">
            <text:p>1970</text:p>
          </table:table-cell>
          <table:table-cell table:formula="of:=[.C16]+[.D16]" office:value-type="currency" office:currency="USD" office:value="0.0709259556128">
            <text:p>$0.07</text:p>
          </table:table-cell>
          <table:table-cell table:formula="of:=[.C17]*[.$C$6]" office:value-type="currency" office:currency="USD" office:value="0.004255557336768">
            <text:p>$0.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1">
            <text:p>1971</text:p>
          </table:table-cell>
          <table:table-cell table:formula="of:=[.C17]+[.D17]" office:value-type="currency" office:currency="USD" office:value="0.075181512949568">
            <text:p>$0.08</text:p>
          </table:table-cell>
          <table:table-cell table:formula="of:=[.C18]*[.$C$6]" office:value-type="currency" office:currency="USD" office:value="0.00451089077697408">
            <text:p>$0.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2">
            <text:p>1972</text:p>
          </table:table-cell>
          <table:table-cell table:formula="of:=[.C18]+[.D18]" office:value-type="currency" office:currency="USD" office:value="0.0796924037265421">
            <text:p>$0.08</text:p>
          </table:table-cell>
          <table:table-cell table:formula="of:=[.C19]*[.$C$6]" office:value-type="currency" office:currency="USD" office:value="0.00478154422359253">
            <text:p>$0.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3">
            <text:p>1973</text:p>
          </table:table-cell>
          <table:table-cell table:formula="of:=[.C19]+[.D19]" office:value-type="currency" office:currency="USD" office:value="0.0844739479501346">
            <text:p>$0.08</text:p>
          </table:table-cell>
          <table:table-cell table:formula="of:=[.C20]*[.$C$6]" office:value-type="currency" office:currency="USD" office:value="0.00506843687700808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4">
            <text:p>1974</text:p>
          </table:table-cell>
          <table:table-cell table:formula="of:=[.C20]+[.D20]" office:value-type="currency" office:currency="USD" office:value="0.0895423848271427">
            <text:p>$0.09</text:p>
          </table:table-cell>
          <table:table-cell table:formula="of:=[.C21]*[.$C$6]" office:value-type="currency" office:currency="USD" office:value="0.00537254308962856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5">
            <text:p>1975</text:p>
          </table:table-cell>
          <table:table-cell table:formula="of:=[.C21]+[.D21]" office:value-type="currency" office:currency="USD" office:value="0.0949149279167712">
            <text:p>$0.09</text:p>
          </table:table-cell>
          <table:table-cell table:formula="of:=[.C22]*[.$C$6]" office:value-type="currency" office:currency="USD" office:value="0.00569489567500627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6">
            <text:p>1976</text:p>
          </table:table-cell>
          <table:table-cell table:formula="of:=[.C22]+[.D22]" office:value-type="currency" office:currency="USD" office:value="0.100609823591778">
            <text:p>$0.10</text:p>
          </table:table-cell>
          <table:table-cell table:formula="of:=[.C23]*[.$C$6]" office:value-type="currency" office:currency="USD" office:value="0.00603658941550665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7">
            <text:p>1977</text:p>
          </table:table-cell>
          <table:table-cell table:formula="of:=[.C23]+[.D23]" office:value-type="currency" office:currency="USD" office:value="0.106646413007284">
            <text:p>$0.11</text:p>
          </table:table-cell>
          <table:table-cell table:formula="of:=[.C24]*[.$C$6]" office:value-type="currency" office:currency="USD" office:value="0.00639878478043705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8">
            <text:p>1978</text:p>
          </table:table-cell>
          <table:table-cell table:formula="of:=[.C24]+[.D24]" office:value-type="currency" office:currency="USD" office:value="0.113045197787721">
            <text:p>$0.11</text:p>
          </table:table-cell>
          <table:table-cell table:formula="of:=[.C25]*[.$C$6]" office:value-type="currency" office:currency="USD" office:value="0.00678271186726327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9">
            <text:p>1979</text:p>
          </table:table-cell>
          <table:table-cell table:formula="of:=[.C25]+[.D25]" office:value-type="currency" office:currency="USD" office:value="0.119827909654984">
            <text:p>$0.12</text:p>
          </table:table-cell>
          <table:table-cell table:formula="of:=[.C26]*[.$C$6]" office:value-type="currency" office:currency="USD" office:value="0.00718967457929907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0">
            <text:p>1980</text:p>
          </table:table-cell>
          <table:table-cell table:formula="of:=[.C26]+[.D26]" office:value-type="currency" office:currency="USD" office:value="0.127017584234284">
            <text:p>$0.13</text:p>
          </table:table-cell>
          <table:table-cell table:formula="of:=[.C27]*[.$C$6]" office:value-type="currency" office:currency="USD" office:value="0.00762105505405701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1">
            <text:p>1981</text:p>
          </table:table-cell>
          <table:table-cell table:formula="of:=[.C27]+[.D27]" office:value-type="currency" office:currency="USD" office:value="0.134638639288341">
            <text:p>$0.13</text:p>
          </table:table-cell>
          <table:table-cell table:formula="of:=[.C28]*[.$C$6]" office:value-type="currency" office:currency="USD" office:value="0.00807831835730043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2">
            <text:p>1982</text:p>
          </table:table-cell>
          <table:table-cell table:formula="of:=[.C28]+[.D28]" office:value-type="currency" office:currency="USD" office:value="0.142716957645641">
            <text:p>$0.14</text:p>
          </table:table-cell>
          <table:table-cell table:formula="of:=[.C29]*[.$C$6]" office:value-type="currency" office:currency="USD" office:value="0.00856301745873846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3">
            <text:p>1983</text:p>
          </table:table-cell>
          <table:table-cell table:formula="of:=[.C29]+[.D29]" office:value-type="currency" office:currency="USD" office:value="0.151279975104379">
            <text:p>$0.15</text:p>
          </table:table-cell>
          <table:table-cell table:formula="of:=[.C30]*[.$C$6]" office:value-type="currency" office:currency="USD" office:value="0.00907679850626277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4">
            <text:p>1984</text:p>
          </table:table-cell>
          <table:table-cell table:formula="of:=[.C30]+[.D30]" office:value-type="currency" office:currency="USD" office:value="0.160356773610642">
            <text:p>$0.16</text:p>
          </table:table-cell>
          <table:table-cell table:formula="of:=[.C31]*[.$C$6]" office:value-type="currency" office:currency="USD" office:value="0.00962140641663854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5">
            <text:p>1985</text:p>
          </table:table-cell>
          <table:table-cell table:formula="of:=[.C31]+[.D31]" office:value-type="currency" office:currency="USD" office:value="0.169978180027281">
            <text:p>$0.17</text:p>
          </table:table-cell>
          <table:table-cell table:formula="of:=[.C32]*[.$C$6]" office:value-type="currency" office:currency="USD" office:value="0.0101986908016368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6">
            <text:p>1986</text:p>
          </table:table-cell>
          <table:table-cell table:formula="of:=[.C32]+[.D32]" office:value-type="currency" office:currency="USD" office:value="0.180176870828918">
            <text:p>$0.18</text:p>
          </table:table-cell>
          <table:table-cell table:formula="of:=[.C33]*[.$C$6]" office:value-type="currency" office:currency="USD" office:value="0.0108106122497351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7">
            <text:p>1987</text:p>
          </table:table-cell>
          <table:table-cell table:formula="of:=[.C33]+[.D33]" office:value-type="currency" office:currency="USD" office:value="0.190987483078653">
            <text:p>$0.19</text:p>
          </table:table-cell>
          <table:table-cell table:formula="of:=[.C34]*[.$C$6]" office:value-type="currency" office:currency="USD" office:value="0.0114592489847192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8">
            <text:p>1988</text:p>
          </table:table-cell>
          <table:table-cell table:formula="of:=[.C34]+[.D34]" office:value-type="currency" office:currency="USD" office:value="0.202446732063372">
            <text:p>$0.20</text:p>
          </table:table-cell>
          <table:table-cell table:formula="of:=[.C35]*[.$C$6]" office:value-type="currency" office:currency="USD" office:value="0.0121468039238023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9">
            <text:p>1989</text:p>
          </table:table-cell>
          <table:table-cell table:formula="of:=[.C35]+[.D35]" office:value-type="currency" office:currency="USD" office:value="0.214593535987174">
            <text:p>$0.21</text:p>
          </table:table-cell>
          <table:table-cell table:formula="of:=[.C36]*[.$C$6]" office:value-type="currency" office:currency="USD" office:value="0.0128756121592305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0">
            <text:p>1990</text:p>
          </table:table-cell>
          <table:table-cell table:formula="of:=[.C36]+[.D36]" office:value-type="currency" office:currency="USD" office:value="0.227469148146405">
            <text:p>$0.23</text:p>
          </table:table-cell>
          <table:table-cell table:formula="of:=[.C37]*[.$C$6]" office:value-type="currency" office:currency="USD" office:value="0.0136481488887843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1">
            <text:p>1991</text:p>
          </table:table-cell>
          <table:table-cell table:formula="of:=[.C37]+[.D37]" office:value-type="currency" office:currency="USD" office:value="0.241117297035189">
            <text:p>$0.24</text:p>
          </table:table-cell>
          <table:table-cell table:formula="of:=[.C38]*[.$C$6]" office:value-type="currency" office:currency="USD" office:value="0.0144670378221113">
            <text:p>$0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2">
            <text:p>1992</text:p>
          </table:table-cell>
          <table:table-cell table:formula="of:=[.C38]+[.D38]" office:value-type="currency" office:currency="USD" office:value="0.2555843348573">
            <text:p>$0.26</text:p>
          </table:table-cell>
          <table:table-cell table:formula="of:=[.C39]*[.$C$6]" office:value-type="currency" office:currency="USD" office:value="0.015335060091438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3">
            <text:p>1993</text:p>
          </table:table-cell>
          <table:table-cell table:formula="of:=[.C39]+[.D39]" office:value-type="currency" office:currency="USD" office:value="0.270919394948738">
            <text:p>$0.27</text:p>
          </table:table-cell>
          <table:table-cell table:formula="of:=[.C40]*[.$C$6]" office:value-type="currency" office:currency="USD" office:value="0.0162551636969243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4">
            <text:p>1994</text:p>
          </table:table-cell>
          <table:table-cell table:formula="of:=[.C40]+[.D40]" office:value-type="currency" office:currency="USD" office:value="0.287174558645663">
            <text:p>$0.29</text:p>
          </table:table-cell>
          <table:table-cell table:formula="of:=[.C41]*[.$C$6]" office:value-type="currency" office:currency="USD" office:value="0.0172304735187398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5">
            <text:p>1995</text:p>
          </table:table-cell>
          <table:table-cell table:formula="of:=[.C41]+[.D41]" office:value-type="currency" office:currency="USD" office:value="0.304405032164402">
            <text:p>$0.30</text:p>
          </table:table-cell>
          <table:table-cell table:formula="of:=[.C42]*[.$C$6]" office:value-type="currency" office:currency="USD" office:value="0.0182643019298641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6">
            <text:p>1996</text:p>
          </table:table-cell>
          <table:table-cell table:formula="of:=[.C42]+[.D42]" office:value-type="currency" office:currency="USD" office:value="0.322669334094266">
            <text:p>$0.32</text:p>
          </table:table-cell>
          <table:table-cell table:formula="of:=[.C43]*[.$C$6]" office:value-type="currency" office:currency="USD" office:value="0.019360160045656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7">
            <text:p>1997</text:p>
          </table:table-cell>
          <table:table-cell table:formula="of:=[.C43]+[.D43]" office:value-type="currency" office:currency="USD" office:value="0.342029494139922">
            <text:p>$0.34</text:p>
          </table:table-cell>
          <table:table-cell table:formula="of:=[.C44]*[.$C$6]" office:value-type="currency" office:currency="USD" office:value="0.0205217696483953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8">
            <text:p>1998</text:p>
          </table:table-cell>
          <table:table-cell table:formula="of:=[.C44]+[.D44]" office:value-type="currency" office:currency="USD" office:value="0.362551263788318">
            <text:p>$0.36</text:p>
          </table:table-cell>
          <table:table-cell table:formula="of:=[.C45]*[.$C$6]" office:value-type="currency" office:currency="USD" office:value="0.0217530758272991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9">
            <text:p>1999</text:p>
          </table:table-cell>
          <table:table-cell table:formula="of:=[.C45]+[.D45]" office:value-type="currency" office:currency="USD" office:value="0.384304339615617">
            <text:p>$0.38</text:p>
          </table:table-cell>
          <table:table-cell table:formula="of:=[.C46]*[.$C$6]" office:value-type="currency" office:currency="USD" office:value="0.023058260376937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0">
            <text:p>2000</text:p>
          </table:table-cell>
          <table:table-cell table:formula="of:=[.C46]+[.D46]" office:value-type="currency" office:currency="USD" office:value="0.407362599992554">
            <text:p>$0.41</text:p>
          </table:table-cell>
          <table:table-cell table:formula="of:=[.C47]*[.$C$6]" office:value-type="currency" office:currency="USD" office:value="0.0244417559995532">
            <text:p>$0.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1">
            <text:p>2001</text:p>
          </table:table-cell>
          <table:table-cell table:formula="of:=[.C47]+[.D47]" office:value-type="currency" office:currency="USD" office:value="0.431804355992107">
            <text:p>$0.43</text:p>
          </table:table-cell>
          <table:table-cell table:formula="of:=[.C48]*[.$C$6]" office:value-type="currency" office:currency="USD" office:value="0.0259082613595264">
            <text:p>$0.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2">
            <text:p>2002</text:p>
          </table:table-cell>
          <table:table-cell table:formula="of:=[.C48]+[.D48]" office:value-type="currency" office:currency="USD" office:value="0.457712617351634">
            <text:p>$0.46</text:p>
          </table:table-cell>
          <table:table-cell table:formula="of:=[.C49]*[.$C$6]" office:value-type="currency" office:currency="USD" office:value="0.027462757041098">
            <text:p>$0.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3">
            <text:p>2003</text:p>
          </table:table-cell>
          <table:table-cell table:formula="of:=[.C49]+[.D49]" office:value-type="currency" office:currency="USD" office:value="0.485175374392732">
            <text:p>$0.49</text:p>
          </table:table-cell>
          <table:table-cell table:formula="of:=[.C50]*[.$C$6]" office:value-type="currency" office:currency="USD" office:value="0.0291105224635639">
            <text:p>$0.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4">
            <text:p>2004</text:p>
          </table:table-cell>
          <table:table-cell table:formula="of:=[.C50]+[.D50]" office:value-type="currency" office:currency="USD" office:value="0.514285896856296">
            <text:p>$0.51</text:p>
          </table:table-cell>
          <table:table-cell table:formula="of:=[.C51]*[.$C$6]" office:value-type="currency" office:currency="USD" office:value="0.0308571538113777">
            <text:p>$0.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5">
            <text:p>2005</text:p>
          </table:table-cell>
          <table:table-cell table:formula="of:=[.C51]+[.D51]" office:value-type="currency" office:currency="USD" office:value="0.545143050667673">
            <text:p>$0.55</text:p>
          </table:table-cell>
          <table:table-cell table:formula="of:=[.C52]*[.$C$6]" office:value-type="currency" office:currency="USD" office:value="0.0327085830400604">
            <text:p>$0.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6">
            <text:p>2006</text:p>
          </table:table-cell>
          <table:table-cell table:formula="of:=[.C52]+[.D52]" office:value-type="currency" office:currency="USD" office:value="0.577851633707734">
            <text:p>$0.58</text:p>
          </table:table-cell>
          <table:table-cell table:formula="of:=[.C53]*[.$C$6]" office:value-type="currency" office:currency="USD" office:value="0.034671098022464">
            <text:p>$0.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7">
            <text:p>2007</text:p>
          </table:table-cell>
          <table:table-cell table:formula="of:=[.C53]+[.D53]" office:value-type="currency" office:currency="USD" office:value="0.612522731730198">
            <text:p>$0.61</text:p>
          </table:table-cell>
          <table:table-cell table:formula="of:=[.C54]*[.$C$6]" office:value-type="currency" office:currency="USD" office:value="0.0367513639038119">
            <text:p>$0.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8">
            <text:p>2008</text:p>
          </table:table-cell>
          <table:table-cell table:formula="of:=[.C54]+[.D54]" office:value-type="currency" office:currency="USD" office:value="0.64927409563401">
            <text:p>$0.65</text:p>
          </table:table-cell>
          <table:table-cell table:formula="of:=[.C55]*[.$C$6]" office:value-type="currency" office:currency="USD" office:value="0.0389564457380406">
            <text:p>$0.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9">
            <text:p>2009</text:p>
          </table:table-cell>
          <table:table-cell table:formula="of:=[.C55]+[.D55]" office:value-type="currency" office:currency="USD" office:value="0.68823054137205">
            <text:p>$0.69</text:p>
          </table:table-cell>
          <table:table-cell table:formula="of:=[.C56]*[.$C$6]" office:value-type="currency" office:currency="USD" office:value="0.041293832482323">
            <text:p>$0.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0">
            <text:p>2010</text:p>
          </table:table-cell>
          <table:table-cell table:formula="of:=[.C56]+[.D56]" office:value-type="currency" office:currency="USD" office:value="0.729524373854373">
            <text:p>$0.73</text:p>
          </table:table-cell>
          <table:table-cell table:formula="of:=[.C57]*[.$C$6]" office:value-type="currency" office:currency="USD" office:value="0.0437714624312624">
            <text:p>$0.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1">
            <text:p>2011</text:p>
          </table:table-cell>
          <table:table-cell table:formula="of:=[.C57]+[.D57]" office:value-type="currency" office:currency="USD" office:value="0.773295836285636">
            <text:p>$0.77</text:p>
          </table:table-cell>
          <table:table-cell table:formula="of:=[.C58]*[.$C$6]" office:value-type="currency" office:currency="USD" office:value="0.0463977501771381">
            <text:p>$0.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2">
            <text:p>2012</text:p>
          </table:table-cell>
          <table:table-cell table:formula="of:=[.C58]+[.D58]" office:value-type="currency" office:currency="USD" office:value="0.819693586462774">
            <text:p>$0.82</text:p>
          </table:table-cell>
          <table:table-cell table:formula="of:=[.C59]*[.$C$6]" office:value-type="currency" office:currency="USD" office:value="0.0491816151877664">
            <text:p>$0.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3">
            <text:p>2013</text:p>
          </table:table-cell>
          <table:table-cell table:formula="of:=[.C59]+[.D59]" office:value-type="currency" office:currency="USD" office:value="0.86887520165054">
            <text:p>$0.87</text:p>
          </table:table-cell>
          <table:table-cell table:formula="of:=[.C60]*[.$C$6]" office:value-type="currency" office:currency="USD" office:value="0.0521325120990324">
            <text:p>$0.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4">
            <text:p>2014</text:p>
          </table:table-cell>
          <table:table-cell table:formula="of:=[.C60]+[.D60]" office:value-type="currency" office:currency="USD" office:value="0.921007713749572">
            <text:p>$0.92</text:p>
          </table:table-cell>
          <table:table-cell table:formula="of:=[.C61]*[.$C$6]" office:value-type="currency" office:currency="USD" office:value="0.0552604628249743">
            <text:p>$0.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5">
            <text:p>2015</text:p>
          </table:table-cell>
          <table:table-cell table:formula="of:=[.C61]+[.D61]" office:value-type="currency" office:currency="USD" office:value="0.976268176574547">
            <text:p>$0.98</text:p>
          </table:table-cell>
          <table:table-cell table:formula="of:=[.C62]*[.$C$6]" office:value-type="currency" office:currency="USD" office:value="0.0585760905944728">
            <text:p>$0.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6">
            <text:p>2016</text:p>
          </table:table-cell>
          <table:table-cell table:formula="of:=[.C62]+[.D62]" office:value-type="currency" office:currency="USD" office:value="1.03484426716902">
            <text:p>$1.03</text:p>
          </table:table-cell>
          <table:table-cell table:formula="of:=[.C63]*[.$C$6]" office:value-type="currency" office:currency="USD" office:value="0.0620906560301412">
            <text:p>$0.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7">
            <text:p>2017</text:p>
          </table:table-cell>
          <table:table-cell table:formula="of:=[.C63]+[.D63]" office:value-type="currency" office:currency="USD" office:value="1.09693492319916">
            <text:p>$1.10</text:p>
          </table:table-cell>
          <table:table-cell table:formula="of:=[.C64]*[.$C$6]" office:value-type="currency" office:currency="USD" office:value="0.0658160953919496">
            <text:p>$0.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8">
            <text:p>2018</text:p>
          </table:table-cell>
          <table:table-cell table:formula="of:=[.C64]+[.D64]" office:value-type="currency" office:currency="USD" office:value="1.16275101859111">
            <text:p>$1.16</text:p>
          </table:table-cell>
          <table:table-cell table:formula="of:=[.C65]*[.$C$6]" office:value-type="currency" office:currency="USD" office:value="0.0697650611154666">
            <text:p>$0.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9">
            <text:p>2019</text:p>
          </table:table-cell>
          <table:table-cell table:formula="of:=[.C65]+[.D65]" office:value-type="currency" office:currency="USD" office:value="1.23251607970658">
            <text:p>$1.23</text:p>
          </table:table-cell>
          <table:table-cell table:formula="of:=[.C66]*[.$C$6]" office:value-type="currency" office:currency="USD" office:value="0.0739509647823946">
            <text:p>$0.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20">
            <text:p>2020</text:p>
          </table:table-cell>
          <table:table-cell table:formula="of:=[.C66]+[.D66]" office:value-type="currency" office:currency="USD" office:value="1.30646704448897">
            <text:p>$1.31</text:p>
          </table:table-cell>
          <table:table-cell table:formula="of:=[.C67]*[.$C$6]" office:value-type="currency" office:currency="USD" office:value="0.0783880226693383">
            <text:p>$0.08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mumWage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number-columns-repeated="2" table:default-cell-style-name="ce2"/>
        <table:table-column table:style-name="co1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>
            <text:p>Inflation Calcula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/>
          <table:table-cell table:style-name="ce5" office:value-type="currency" office:currency="USD" office:value="1.25">
            <text:p>$1.25</text:p>
          </table:table-cell>
          <table:table-cell table:style-name="ce1" office:value-type="string">
            <text:p><text:s/>= Minimum Wage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6" office:value-type="percentage" office:value="0.04">
            <text:p>4.00%</text:p>
          </table:table-cell>
          <table:table-cell table:style-name="ce1" office:value-type="string">
            <text:p><text:s/>= Yearly Inflation Rate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table:number-columns-repeated="3"/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Price at</text:p>
          </table:table-cell>
          <table:table-cell table:style-name="ce3"/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beginning </text:p>
          </table:table-cell>
          <table:table-cell table:style-name="ce3" office:value-type="string">
            <text:p>Increase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>
            <text:p>Years</text:p>
          </table:table-cell>
          <table:table-cell table:style-name="ce3" office:value-type="string">
            <text:p>of year</text:p>
          </table:table-cell>
          <table:table-cell table:style-name="ce3" office:value-type="string">
            <text:p>at end of year</text:p>
          </table:table-cell>
          <table:table-cell table:style-name="ce1" table:number-columns-repeated="1020"/>
        </table:table-row>
        <table:table-row table:style-name="ro1">
          <table:table-cell/>
          <table:table-cell office:value-type="float" office:value="1965">
            <text:p>1965</text:p>
          </table:table-cell>
          <table:table-cell table:formula="of:=[.$C$5]" office:value-type="currency" office:currency="USD" office:value="1.25">
            <text:p>$1.25</text:p>
          </table:table-cell>
          <table:table-cell table:formula="of:=[.C11]*[.$C$6]" office:value-type="currency" office:currency="USD" office:value="0.05">
            <text:p>$0.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6">
            <text:p>1966</text:p>
          </table:table-cell>
          <table:table-cell table:formula="of:=[.C11]+[.D11]" office:value-type="currency" office:currency="USD" office:value="1.3">
            <text:p>$1.30</text:p>
          </table:table-cell>
          <table:table-cell table:formula="of:=[.C12]*[.$C$6]" office:value-type="currency" office:currency="USD" office:value="0.052">
            <text:p>$0.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7">
            <text:p>1967</text:p>
          </table:table-cell>
          <table:table-cell table:formula="of:=[.C12]+[.D12]" office:value-type="currency" office:currency="USD" office:value="1.352">
            <text:p>$1.35</text:p>
          </table:table-cell>
          <table:table-cell table:formula="of:=[.C13]*[.$C$6]" office:value-type="currency" office:currency="USD" office:value="0.05408">
            <text:p>$0.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8">
            <text:p>1968</text:p>
          </table:table-cell>
          <table:table-cell table:formula="of:=[.C13]+[.D13]" office:value-type="currency" office:currency="USD" office:value="1.40608">
            <text:p>$1.41</text:p>
          </table:table-cell>
          <table:table-cell table:formula="of:=[.C14]*[.$C$6]" office:value-type="currency" office:currency="USD" office:value="0.0562432">
            <text:p>$0.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9">
            <text:p>1969</text:p>
          </table:table-cell>
          <table:table-cell table:formula="of:=[.C14]+[.D14]" office:value-type="currency" office:currency="USD" office:value="1.4623232">
            <text:p>$1.46</text:p>
          </table:table-cell>
          <table:table-cell table:formula="of:=[.C15]*[.$C$6]" office:value-type="currency" office:currency="USD" office:value="0.058492928">
            <text:p>$0.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0">
            <text:p>1970</text:p>
          </table:table-cell>
          <table:table-cell table:formula="of:=[.C15]+[.D15]" office:value-type="currency" office:currency="USD" office:value="1.520816128">
            <text:p>$1.52</text:p>
          </table:table-cell>
          <table:table-cell table:formula="of:=[.C16]*[.$C$6]" office:value-type="currency" office:currency="USD" office:value="0.06083264512">
            <text:p>$0.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1">
            <text:p>1971</text:p>
          </table:table-cell>
          <table:table-cell table:formula="of:=[.C16]+[.D16]" office:value-type="currency" office:currency="USD" office:value="1.58164877312">
            <text:p>$1.58</text:p>
          </table:table-cell>
          <table:table-cell table:formula="of:=[.C17]*[.$C$6]" office:value-type="currency" office:currency="USD" office:value="0.0632659509248">
            <text:p>$0.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2">
            <text:p>1972</text:p>
          </table:table-cell>
          <table:table-cell table:formula="of:=[.C17]+[.D17]" office:value-type="currency" office:currency="USD" office:value="1.6449147240448">
            <text:p>$1.64</text:p>
          </table:table-cell>
          <table:table-cell table:formula="of:=[.C18]*[.$C$6]" office:value-type="currency" office:currency="USD" office:value="0.065796588961792">
            <text:p>$0.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3">
            <text:p>1973</text:p>
          </table:table-cell>
          <table:table-cell table:formula="of:=[.C18]+[.D18]" office:value-type="currency" office:currency="USD" office:value="1.71071131300659">
            <text:p>$1.71</text:p>
          </table:table-cell>
          <table:table-cell table:formula="of:=[.C19]*[.$C$6]" office:value-type="currency" office:currency="USD" office:value="0.0684284525202637">
            <text:p>$0.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4">
            <text:p>1974</text:p>
          </table:table-cell>
          <table:table-cell table:formula="of:=[.C19]+[.D19]" office:value-type="currency" office:currency="USD" office:value="1.77913976552686">
            <text:p>$1.78</text:p>
          </table:table-cell>
          <table:table-cell table:formula="of:=[.C20]*[.$C$6]" office:value-type="currency" office:currency="USD" office:value="0.0711655906210742">
            <text:p>$0.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5">
            <text:p>1975</text:p>
          </table:table-cell>
          <table:table-cell table:formula="of:=[.C20]+[.D20]" office:value-type="currency" office:currency="USD" office:value="1.85030535614793">
            <text:p>$1.85</text:p>
          </table:table-cell>
          <table:table-cell table:formula="of:=[.C21]*[.$C$6]" office:value-type="currency" office:currency="USD" office:value="0.0740122142459172">
            <text:p>$0.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6">
            <text:p>1976</text:p>
          </table:table-cell>
          <table:table-cell table:formula="of:=[.C21]+[.D21]" office:value-type="currency" office:currency="USD" office:value="1.92431757039385">
            <text:p>$1.92</text:p>
          </table:table-cell>
          <table:table-cell table:formula="of:=[.C22]*[.$C$6]" office:value-type="currency" office:currency="USD" office:value="0.0769727028157539">
            <text:p>$0.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7">
            <text:p>1977</text:p>
          </table:table-cell>
          <table:table-cell table:formula="of:=[.C22]+[.D22]" office:value-type="currency" office:currency="USD" office:value="2.0012902732096">
            <text:p>$2.00</text:p>
          </table:table-cell>
          <table:table-cell table:formula="of:=[.C23]*[.$C$6]" office:value-type="currency" office:currency="USD" office:value="0.080051610928384">
            <text:p>$0.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8">
            <text:p>1978</text:p>
          </table:table-cell>
          <table:table-cell table:formula="of:=[.C23]+[.D23]" office:value-type="currency" office:currency="USD" office:value="2.08134188413798">
            <text:p>$2.08</text:p>
          </table:table-cell>
          <table:table-cell table:formula="of:=[.C24]*[.$C$6]" office:value-type="currency" office:currency="USD" office:value="0.0832536753655194">
            <text:p>$0.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9">
            <text:p>1979</text:p>
          </table:table-cell>
          <table:table-cell table:formula="of:=[.C24]+[.D24]" office:value-type="currency" office:currency="USD" office:value="2.1645955595035">
            <text:p>$2.16</text:p>
          </table:table-cell>
          <table:table-cell table:formula="of:=[.C25]*[.$C$6]" office:value-type="currency" office:currency="USD" office:value="0.0865838223801402">
            <text:p>$0.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0">
            <text:p>1980</text:p>
          </table:table-cell>
          <table:table-cell table:formula="of:=[.C25]+[.D25]" office:value-type="currency" office:currency="USD" office:value="2.25117938188364">
            <text:p>$2.25</text:p>
          </table:table-cell>
          <table:table-cell table:formula="of:=[.C26]*[.$C$6]" office:value-type="currency" office:currency="USD" office:value="0.0900471752753458">
            <text:p>$0.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1">
            <text:p>1981</text:p>
          </table:table-cell>
          <table:table-cell table:formula="of:=[.C26]+[.D26]" office:value-type="currency" office:currency="USD" office:value="2.34122655715899">
            <text:p>$2.34</text:p>
          </table:table-cell>
          <table:table-cell table:formula="of:=[.C27]*[.$C$6]" office:value-type="currency" office:currency="USD" office:value="0.0936490622863596">
            <text:p>$0.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2">
            <text:p>1982</text:p>
          </table:table-cell>
          <table:table-cell table:formula="of:=[.C27]+[.D27]" office:value-type="currency" office:currency="USD" office:value="2.43487561944535">
            <text:p>$2.43</text:p>
          </table:table-cell>
          <table:table-cell table:formula="of:=[.C28]*[.$C$6]" office:value-type="currency" office:currency="USD" office:value="0.097395024777814">
            <text:p>$0.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3">
            <text:p>1983</text:p>
          </table:table-cell>
          <table:table-cell table:formula="of:=[.C28]+[.D28]" office:value-type="currency" office:currency="USD" office:value="2.53227064422316">
            <text:p>$2.53</text:p>
          </table:table-cell>
          <table:table-cell table:formula="of:=[.C29]*[.$C$6]" office:value-type="currency" office:currency="USD" office:value="0.101290825768927">
            <text:p>$0.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4">
            <text:p>1984</text:p>
          </table:table-cell>
          <table:table-cell table:formula="of:=[.C29]+[.D29]" office:value-type="currency" office:currency="USD" office:value="2.63356146999209">
            <text:p>$2.63</text:p>
          </table:table-cell>
          <table:table-cell table:formula="of:=[.C30]*[.$C$6]" office:value-type="currency" office:currency="USD" office:value="0.105342458799684">
            <text:p>$0.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5">
            <text:p>1985</text:p>
          </table:table-cell>
          <table:table-cell table:formula="of:=[.C30]+[.D30]" office:value-type="currency" office:currency="USD" office:value="2.73890392879177">
            <text:p>$2.74</text:p>
          </table:table-cell>
          <table:table-cell table:formula="of:=[.C31]*[.$C$6]" office:value-type="currency" office:currency="USD" office:value="0.109556157151671">
            <text:p>$0.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6">
            <text:p>1986</text:p>
          </table:table-cell>
          <table:table-cell table:formula="of:=[.C31]+[.D31]" office:value-type="currency" office:currency="USD" office:value="2.84846008594344">
            <text:p>$2.85</text:p>
          </table:table-cell>
          <table:table-cell table:formula="of:=[.C32]*[.$C$6]" office:value-type="currency" office:currency="USD" office:value="0.113938403437738">
            <text:p>$0.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7">
            <text:p>1987</text:p>
          </table:table-cell>
          <table:table-cell table:formula="of:=[.C32]+[.D32]" office:value-type="currency" office:currency="USD" office:value="2.96239848938118">
            <text:p>$2.96</text:p>
          </table:table-cell>
          <table:table-cell table:formula="of:=[.C33]*[.$C$6]" office:value-type="currency" office:currency="USD" office:value="0.118495939575247">
            <text:p>$0.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8">
            <text:p>1988</text:p>
          </table:table-cell>
          <table:table-cell table:formula="of:=[.C33]+[.D33]" office:value-type="currency" office:currency="USD" office:value="3.08089442895643">
            <text:p>$3.08</text:p>
          </table:table-cell>
          <table:table-cell table:formula="of:=[.C34]*[.$C$6]" office:value-type="currency" office:currency="USD" office:value="0.123235777158257">
            <text:p>$0.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9">
            <text:p>1989</text:p>
          </table:table-cell>
          <table:table-cell table:formula="of:=[.C34]+[.D34]" office:value-type="currency" office:currency="USD" office:value="3.20413020611469">
            <text:p>$3.20</text:p>
          </table:table-cell>
          <table:table-cell table:formula="of:=[.C35]*[.$C$6]" office:value-type="currency" office:currency="USD" office:value="0.128165208244587">
            <text:p>$0.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0">
            <text:p>1990</text:p>
          </table:table-cell>
          <table:table-cell table:formula="of:=[.C35]+[.D35]" office:value-type="currency" office:currency="USD" office:value="3.33229541435927">
            <text:p>$3.33</text:p>
          </table:table-cell>
          <table:table-cell table:formula="of:=[.C36]*[.$C$6]" office:value-type="currency" office:currency="USD" office:value="0.133291816574371">
            <text:p>$0.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1">
            <text:p>1991</text:p>
          </table:table-cell>
          <table:table-cell table:formula="of:=[.C36]+[.D36]" office:value-type="currency" office:currency="USD" office:value="3.46558723093365">
            <text:p>$3.47</text:p>
          </table:table-cell>
          <table:table-cell table:formula="of:=[.C37]*[.$C$6]" office:value-type="currency" office:currency="USD" office:value="0.138623489237346">
            <text:p>$0.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2">
            <text:p>1992</text:p>
          </table:table-cell>
          <table:table-cell table:formula="of:=[.C37]+[.D37]" office:value-type="currency" office:currency="USD" office:value="3.60421072017099">
            <text:p>$3.60</text:p>
          </table:table-cell>
          <table:table-cell table:formula="of:=[.C38]*[.$C$6]" office:value-type="currency" office:currency="USD" office:value="0.14416842880684">
            <text:p>$0.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3">
            <text:p>1993</text:p>
          </table:table-cell>
          <table:table-cell table:formula="of:=[.C38]+[.D38]" office:value-type="currency" office:currency="USD" office:value="3.74837914897783">
            <text:p>$3.75</text:p>
          </table:table-cell>
          <table:table-cell table:formula="of:=[.C39]*[.$C$6]" office:value-type="currency" office:currency="USD" office:value="0.149935165959113">
            <text:p>$0.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4">
            <text:p>1994</text:p>
          </table:table-cell>
          <table:table-cell table:formula="of:=[.C39]+[.D39]" office:value-type="currency" office:currency="USD" office:value="3.89831431493694">
            <text:p>$3.90</text:p>
          </table:table-cell>
          <table:table-cell table:formula="of:=[.C40]*[.$C$6]" office:value-type="currency" office:currency="USD" office:value="0.155932572597478">
            <text:p>$0.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5">
            <text:p>1995</text:p>
          </table:table-cell>
          <table:table-cell table:formula="of:=[.C40]+[.D40]" office:value-type="currency" office:currency="USD" office:value="4.05424688753442">
            <text:p>$4.05</text:p>
          </table:table-cell>
          <table:table-cell table:formula="of:=[.C41]*[.$C$6]" office:value-type="currency" office:currency="USD" office:value="0.162169875501377">
            <text:p>$0.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6">
            <text:p>1996</text:p>
          </table:table-cell>
          <table:table-cell table:formula="of:=[.C41]+[.D41]" office:value-type="currency" office:currency="USD" office:value="4.2164167630358">
            <text:p>$4.22</text:p>
          </table:table-cell>
          <table:table-cell table:formula="of:=[.C42]*[.$C$6]" office:value-type="currency" office:currency="USD" office:value="0.168656670521432">
            <text:p>$0.1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7">
            <text:p>1997</text:p>
          </table:table-cell>
          <table:table-cell table:formula="of:=[.C42]+[.D42]" office:value-type="currency" office:currency="USD" office:value="4.38507343355723">
            <text:p>$4.39</text:p>
          </table:table-cell>
          <table:table-cell table:formula="of:=[.C43]*[.$C$6]" office:value-type="currency" office:currency="USD" office:value="0.175402937342289">
            <text:p>$0.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8">
            <text:p>1998</text:p>
          </table:table-cell>
          <table:table-cell table:formula="of:=[.C43]+[.D43]" office:value-type="currency" office:currency="USD" office:value="4.56047637089952">
            <text:p>$4.56</text:p>
          </table:table-cell>
          <table:table-cell table:formula="of:=[.C44]*[.$C$6]" office:value-type="currency" office:currency="USD" office:value="0.182419054835981">
            <text:p>$0.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9">
            <text:p>1999</text:p>
          </table:table-cell>
          <table:table-cell table:formula="of:=[.C44]+[.D44]" office:value-type="currency" office:currency="USD" office:value="4.7428954257355">
            <text:p>$4.74</text:p>
          </table:table-cell>
          <table:table-cell table:formula="of:=[.C45]*[.$C$6]" office:value-type="currency" office:currency="USD" office:value="0.18971581702942">
            <text:p>$0.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0">
            <text:p>2000</text:p>
          </table:table-cell>
          <table:table-cell table:formula="of:=[.C45]+[.D45]" office:value-type="currency" office:currency="USD" office:value="4.93261124276492">
            <text:p>$4.93</text:p>
          </table:table-cell>
          <table:table-cell table:formula="of:=[.C46]*[.$C$6]" office:value-type="currency" office:currency="USD" office:value="0.197304449710597">
            <text:p>$0.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1">
            <text:p>2001</text:p>
          </table:table-cell>
          <table:table-cell table:formula="of:=[.C46]+[.D46]" office:value-type="currency" office:currency="USD" office:value="5.12991569247552">
            <text:p>$5.13</text:p>
          </table:table-cell>
          <table:table-cell table:formula="of:=[.C47]*[.$C$6]" office:value-type="currency" office:currency="USD" office:value="0.205196627699021">
            <text:p>$0.2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2">
            <text:p>2002</text:p>
          </table:table-cell>
          <table:table-cell table:formula="of:=[.C47]+[.D47]" office:value-type="currency" office:currency="USD" office:value="5.33511232017454">
            <text:p>$5.34</text:p>
          </table:table-cell>
          <table:table-cell table:formula="of:=[.C48]*[.$C$6]" office:value-type="currency" office:currency="USD" office:value="0.213404492806981">
            <text:p>$0.2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3">
            <text:p>2003</text:p>
          </table:table-cell>
          <table:table-cell table:formula="of:=[.C48]+[.D48]" office:value-type="currency" office:currency="USD" office:value="5.54851681298152">
            <text:p>$5.55</text:p>
          </table:table-cell>
          <table:table-cell table:formula="of:=[.C49]*[.$C$6]" office:value-type="currency" office:currency="USD" office:value="0.221940672519261">
            <text:p>$0.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4">
            <text:p>2004</text:p>
          </table:table-cell>
          <table:table-cell table:formula="of:=[.C49]+[.D49]" office:value-type="currency" office:currency="USD" office:value="5.77045748550078">
            <text:p>$5.77</text:p>
          </table:table-cell>
          <table:table-cell table:formula="of:=[.C50]*[.$C$6]" office:value-type="currency" office:currency="USD" office:value="0.230818299420031">
            <text:p>$0.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5">
            <text:p>2005</text:p>
          </table:table-cell>
          <table:table-cell table:formula="of:=[.C50]+[.D50]" office:value-type="currency" office:currency="USD" office:value="6.00127578492081">
            <text:p>$6.00</text:p>
          </table:table-cell>
          <table:table-cell table:formula="of:=[.C51]*[.$C$6]" office:value-type="currency" office:currency="USD" office:value="0.240051031396832">
            <text:p>$0.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6">
            <text:p>2006</text:p>
          </table:table-cell>
          <table:table-cell table:formula="of:=[.C51]+[.D51]" office:value-type="currency" office:currency="USD" office:value="6.24132681631764">
            <text:p>$6.24</text:p>
          </table:table-cell>
          <table:table-cell table:formula="of:=[.C52]*[.$C$6]" office:value-type="currency" office:currency="USD" office:value="0.249653072652706">
            <text:p>$0.2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7">
            <text:p>2007</text:p>
          </table:table-cell>
          <table:table-cell table:formula="of:=[.C52]+[.D52]" office:value-type="currency" office:currency="USD" office:value="6.49097988897035">
            <text:p>$6.49</text:p>
          </table:table-cell>
          <table:table-cell table:formula="of:=[.C53]*[.$C$6]" office:value-type="currency" office:currency="USD" office:value="0.259639195558814">
            <text:p>$0.2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8">
            <text:p>2008</text:p>
          </table:table-cell>
          <table:table-cell table:formula="of:=[.C53]+[.D53]" office:value-type="currency" office:currency="USD" office:value="6.75061908452916">
            <text:p>$6.75</text:p>
          </table:table-cell>
          <table:table-cell table:formula="of:=[.C54]*[.$C$6]" office:value-type="currency" office:currency="USD" office:value="0.270024763381166">
            <text:p>$0.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9">
            <text:p>2009</text:p>
          </table:table-cell>
          <table:table-cell table:formula="of:=[.C54]+[.D54]" office:value-type="currency" office:currency="USD" office:value="7.02064384791033">
            <text:p>$7.02</text:p>
          </table:table-cell>
          <table:table-cell table:formula="of:=[.C55]*[.$C$6]" office:value-type="currency" office:currency="USD" office:value="0.280825753916413">
            <text:p>$0.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0">
            <text:p>2010</text:p>
          </table:table-cell>
          <table:table-cell table:formula="of:=[.C55]+[.D55]" office:value-type="currency" office:currency="USD" office:value="7.30146960182674">
            <text:p>$7.30</text:p>
          </table:table-cell>
          <table:table-cell table:formula="of:=[.C56]*[.$C$6]" office:value-type="currency" office:currency="USD" office:value="0.29205878407307">
            <text:p>$0.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1">
            <text:p>2011</text:p>
          </table:table-cell>
          <table:table-cell table:formula="of:=[.C56]+[.D56]" office:value-type="currency" office:currency="USD" office:value="7.59352838589981">
            <text:p>$7.59</text:p>
          </table:table-cell>
          <table:table-cell table:formula="of:=[.C57]*[.$C$6]" office:value-type="currency" office:currency="USD" office:value="0.303741135435992">
            <text:p>$0.3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2">
            <text:p>2012</text:p>
          </table:table-cell>
          <table:table-cell table:formula="of:=[.C57]+[.D57]" office:value-type="currency" office:currency="USD" office:value="7.8972695213358">
            <text:p>$7.90</text:p>
          </table:table-cell>
          <table:table-cell table:formula="of:=[.C58]*[.$C$6]" office:value-type="currency" office:currency="USD" office:value="0.315890780853432">
            <text:p>$0.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3">
            <text:p>2013</text:p>
          </table:table-cell>
          <table:table-cell table:formula="of:=[.C58]+[.D58]" office:value-type="currency" office:currency="USD" office:value="8.21316030218923">
            <text:p>$8.21</text:p>
          </table:table-cell>
          <table:table-cell table:formula="of:=[.C59]*[.$C$6]" office:value-type="currency" office:currency="USD" office:value="0.328526412087569">
            <text:p>$0.3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4">
            <text:p>2014</text:p>
          </table:table-cell>
          <table:table-cell table:formula="of:=[.C59]+[.D59]" office:value-type="currency" office:currency="USD" office:value="8.5416867142768">
            <text:p>$8.54</text:p>
          </table:table-cell>
          <table:table-cell table:formula="of:=[.C60]*[.$C$6]" office:value-type="currency" office:currency="USD" office:value="0.341667468571072">
            <text:p>$0.3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5">
            <text:p>2015</text:p>
          </table:table-cell>
          <table:table-cell table:formula="of:=[.C60]+[.D60]" office:value-type="currency" office:currency="USD" office:value="8.88335418284788">
            <text:p>$8.88</text:p>
          </table:table-cell>
          <table:table-cell table:formula="of:=[.C61]*[.$C$6]" office:value-type="currency" office:currency="USD" office:value="0.355334167313915">
            <text:p>$0.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6">
            <text:p>2016</text:p>
          </table:table-cell>
          <table:table-cell table:formula="of:=[.C61]+[.D61]" office:value-type="currency" office:currency="USD" office:value="9.23868835016179">
            <text:p>$9.24</text:p>
          </table:table-cell>
          <table:table-cell table:formula="of:=[.C62]*[.$C$6]" office:value-type="currency" office:currency="USD" office:value="0.369547534006472">
            <text:p>$0.3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7">
            <text:p>2017</text:p>
          </table:table-cell>
          <table:table-cell table:formula="of:=[.C62]+[.D62]" office:value-type="currency" office:currency="USD" office:value="9.60823588416826">
            <text:p>$9.61</text:p>
          </table:table-cell>
          <table:table-cell table:formula="of:=[.C63]*[.$C$6]" office:value-type="currency" office:currency="USD" office:value="0.38432943536673">
            <text:p>$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8">
            <text:p>2018</text:p>
          </table:table-cell>
          <table:table-cell table:formula="of:=[.C63]+[.D63]" office:value-type="currency" office:currency="USD" office:value="9.99256531953499">
            <text:p>$9.99</text:p>
          </table:table-cell>
          <table:table-cell table:formula="of:=[.C64]*[.$C$6]" office:value-type="currency" office:currency="USD" office:value="0.3997026127814">
            <text:p>$0.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9">
            <text:p>2019</text:p>
          </table:table-cell>
          <table:table-cell table:formula="of:=[.C64]+[.D64]" office:value-type="currency" office:currency="USD" office:value="10.3922679323164">
            <text:p>$10.39</text:p>
          </table:table-cell>
          <table:table-cell table:formula="of:=[.C65]*[.$C$6]" office:value-type="currency" office:currency="USD" office:value="0.415690717292656">
            <text:p>$0.4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20">
            <text:p>2020</text:p>
          </table:table-cell>
          <table:table-cell table:formula="of:=[.C65]+[.D65]" office:value-type="currency" office:currency="USD" office:value="10.807958649609">
            <text:p>$10.81</text:p>
          </table:table-cell>
          <table:table-cell table:formula="of:=[.C66]*[.$C$6]" office:value-type="currency" office:currency="USD" office:value="0.432318345984362">
            <text:p>$0.4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21">
            <text:p>2021</text:p>
          </table:table-cell>
          <table:table-cell table:formula="of:=[.C66]+[.D66]" office:value-type="currency" office:currency="USD" office:value="11.2402769955934">
            <text:p>$11.24</text:p>
          </table:table-cell>
          <table:table-cell table:formula="of:=[.C67]*[.$C$6]" office:value-type="currency" office:currency="USD" office:value="0.449611079823736">
            <text:p>$0.45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7">01/17/2019</text:date>, <text:time>11:2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9-01-17T10:34:39.12</meta:creation-date>
    <dc:date>2019-01-17T11:23:13.50</dc:date>
    <dc:creator>RCC RCCD</dc:creator>
    <meta:editing-duration>PT48M34S</meta:editing-duration>
    <meta:editing-cycles>3</meta:editing-cycles>
    <meta:generator>OpenOffice/4.1.5$Win32 OpenOffice.org_project/415m1$Build-9789</meta:generator>
    <meta:document-statistic meta:table-count="6" meta:cell-count="1167" meta:object-count="0"/>
  </office:meta>
</office:document-meta>
</file>